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352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10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0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113" style:family="table-cell" style:parent-style-name="Default" style:data-style-name="N100">
      <style:text-properties fo:color="#000000"/>
    </style:style>
    <style:style style:name="ce114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1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16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17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18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1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1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2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23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24" style:family="table-cell" style:parent-style-name="Default">
      <style:table-cell-properties fo:background-color="#ff0000" style:vertical-align="middle"/>
    </style:style>
    <style:style style:name="ce125" style:family="table-cell" style:parent-style-name="Default">
      <style:table-cell-properties fo:background-color="#ff0000" fo:border="0.74pt solid #000000" style:vertical-align="middle"/>
    </style:style>
    <style:style style:name="ce1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1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36" style:family="table-cell" style:parent-style-name="Default">
      <style:table-cell-properties fo:border="0.74pt solid #000000" style:vertical-align="middle"/>
    </style:style>
    <style:style style:name="ce140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4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4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44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4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4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48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4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5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51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53" style:family="table-cell" style:parent-style-name="Default">
      <style:table-cell-properties fo:background-color="#cccccc" fo:border="0.74pt solid #000000" style:vertical-align="middle"/>
    </style:style>
    <style:style style:name="ce154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55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56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8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9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9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92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5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96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7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8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9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20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201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2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20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1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3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90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81d41a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6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7" style:family="table-cell" style:parent-style-name="Default" style:data-style-name="N100">
      <style:table-cell-properties fo:background-color="#dddddd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8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style:font-size-asian="16pt" style:font-size-complex="16pt"/>
    </style:style>
    <style:style style:name="ce79" style:family="table-cell" style:parent-style-name="Default" style:data-style-name="N100">
      <style:table-cell-properties fo:background-color="#cccccc" fo:border="0.74pt solid #000000" style:vertical-align="middle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80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8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5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6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8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 style:data-style-name="N100">
      <style:text-properties fo:color="#000000"/>
    </style:style>
    <style:style style:name="ce89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91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2" style:family="table-cell" style:parent-style-name="Default" style:data-style-name="N100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3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4" style:family="table-cell" style:parent-style-name="Default" style:data-style-name="N100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95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7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98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99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00" style:family="table-cell" style:parent-style-name="Default">
      <style:table-cell-properties fo:background-color="#ff0000" style:vertical-align="middle"/>
    </style:style>
    <style:style style:name="ce101" style:family="table-cell" style:parent-style-name="Default">
      <style:table-cell-properties fo:background-color="#ff0000" fo:border="0.74pt solid #000000" style:vertical-align="middle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0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04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0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00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3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35" style:family="table-cell" style:parent-style-name="Default">
      <style:table-cell-properties fo:border="0.74pt solid #000000" style:vertical-align="middle"/>
    </style:style>
    <style:style style:name="ce137" style:family="table-cell" style:parent-style-name="Default" style:data-style-name="N100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38" style:family="table-cell" style:parent-style-name="Default" style:data-style-name="N100">
      <style:table-cell-properties fo:background-color="#ff8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41" style:family="table-cell" style:parent-style-name="Default" style:data-style-name="N100">
      <style:table-cell-properties fo:background-color="#ff00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5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6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6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163" style:family="table-cell" style:parent-style-name="Default" style:data-style-name="N100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65" style:family="table-cell" style:parent-style-name="Default" style:data-style-name="N100">
      <style:table-cell-properties fo:background-color="#ffff00" fo:border="0.74pt solid #000000" style:vertical-align="middle"/>
      <style:text-properties fo:color="#000000" style:font-name="Calibri Light" fo:font-size="16pt" style:font-size-asian="16pt" style:font-size-complex="16pt"/>
    </style:style>
    <style:style style:name="ce166" style:family="table-cell" style:parent-style-name="Default">
      <style:table-cell-properties fo:background-color="#cccccc" fo:border="0.74pt solid #000000" style:vertical-align="middle"/>
    </style:style>
    <style:style style:name="ce168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69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70" style:family="table-cell" style:parent-style-name="Default" style:data-style-name="N112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1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2" style:family="table-cell" style:parent-style-name="Default" style:data-style-name="N112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7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17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7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7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0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18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2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3" style:family="table-cell" style:parent-style-name="Default" style:data-style-name="N112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85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186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8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188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4" style:family="text">
      <style:text-properties style:font-name="Liberation Serif"/>
    </style:style>
    <style:style style:name="T1" style:family="text">
      <style:text-properties style:font-name="Liberation Sans2"/>
    </style:style>
    <style:style style:name="T2" style:family="text">
      <style:text-properties style:font-name="Calibri Light1"/>
    </style:style>
    <style:style style:name="T3" style:family="text">
      <style:text-properties style:font-name="Calibri"/>
    </style:style>
    <style:style style:name="T6" style:family="text">
      <style:text-properties style:font-name="Liberation Sans2"/>
    </style:style>
    <style:style style:name="T7" style:family="text">
      <style:text-properties style:font-name="Calibri Light1"/>
    </style:style>
    <style:style style:name="T8" style:family="text">
      <style:text-properties style:font-name="Calibri"/>
    </style:style>
    <style:style style:name="T9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number-columns-repeated="2" table:default-cell-style-name="ce102"/>
        <table:table-column table:style-name="co8" table:default-cell-style-name="ce102"/>
        <table:table-column table:style-name="co9" table:default-cell-style-name="ce189"/>
        <table:table-row table:style-name="ro1">
          <table:table-cell table:style-name="ce75" office:value-type="string" calcext:value-type="string">
            <text:p>// kilogram [ kg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89" office:value-type="string" calcext:value-type="string">
            <text:p>Long Symbol</text:p>
          </table:table-cell>
          <table:table-cell table:style-name="ce89" office:value-type="string" calcext:value-type="string">
            <text:p>Short Symbol</text:p>
          </table:table-cell>
          <table:table-cell table:style-name="ce89" office:value-type="string" calcext:value-type="string">
            <text:p>Identifier Symbol</text:p>
          </table:table-cell>
          <table:table-cell table:style-name="ce89" office:value-type="string" calcext:value-type="string">
            <text:p>Base Class</text:p>
          </table:table-cell>
          <table:table-cell table:style-name="ce168" office:value-type="string" calcext:value-type="string">
            <text:p>Factor</text:p>
          </table:table-cell>
        </table:table-row>
        <table:table-row table:style-name="ro1">
          <table:table-cell table:style-name="ce76" office:value-type="string" calcext:value-type="string">
            <text:p>TKilogram?</text:p>
          </table:table-cell>
          <table:table-cell table:style-name="ce91" table:number-columns-repeated="3"/>
          <table:table-cell table:style-name="ce96" office:value-type="string" calcext:value-type="string">
            <text:p>main definition [ kg ]</text:p>
          </table:table-cell>
          <table:table-cell table:style-name="ce91" office:value-type="string" calcext:value-type="string">
            <text:p>kilogram</text:p>
          </table:table-cell>
          <table:table-cell table:number-columns-repeated="2" table:style-name="ce91" office:value-type="string" calcext:value-type="string">
            <text:p>kg</text:p>
          </table:table-cell>
          <table:table-cell table:style-name="ce91"/>
          <table:table-cell table:style-name="ce169"/>
        </table:table-row>
        <table:table-row table:style-name="ro1">
          <table:table-cell table:style-name="ce77" office:value-type="string" calcext:value-type="string">
            <text:p>THectogram?</text:p>
          </table:table-cell>
          <table:table-cell table:style-name="ce92" table:number-columns-repeated="4"/>
          <table:table-cell table:style-name="ce92" office:value-type="string" calcext:value-type="string">
            <text:p>hectogram</text:p>
          </table:table-cell>
          <table:table-cell table:number-columns-repeated="2" table:style-name="ce92" office:value-type="string" calcext:value-type="string">
            <text:p>h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1" calcext:value-type="float">
            <text:p>1E-01</text:p>
          </table:table-cell>
        </table:table-row>
        <table:table-row table:style-name="ro1">
          <table:table-cell table:style-name="ce77" office:value-type="string" calcext:value-type="string">
            <text:p>TDecagram?</text:p>
          </table:table-cell>
          <table:table-cell table:style-name="ce92" table:number-columns-repeated="4"/>
          <table:table-cell table:style-name="ce92" office:value-type="string" calcext:value-type="string">
            <text:p>decagram</text:p>
          </table:table-cell>
          <table:table-cell table:number-columns-repeated="2" table:style-name="ce92" office:value-type="string" calcext:value-type="string">
            <text:p>da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1" calcext:value-type="float">
            <text:p>1E-02</text:p>
          </table:table-cell>
        </table:table-row>
        <table:table-row table:style-name="ro1">
          <table:table-cell table:style-name="ce77" office:value-type="string" calcext:value-type="string">
            <text:p>TGram?</text:p>
          </table:table-cell>
          <table:table-cell table:style-name="ce92" table:number-columns-repeated="4"/>
          <table:table-cell table:style-name="ce92" office:value-type="string" calcext:value-type="string">
            <text:p>gram</text:p>
          </table:table-cell>
          <table:table-cell table:number-columns-repeated="2" table:style-name="ce92" office:value-type="string" calcext:value-type="string">
            <text:p>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1" calcext:value-type="float">
            <text:p>1E-03</text:p>
          </table:table-cell>
        </table:table-row>
        <table:table-row table:style-name="ro1">
          <table:table-cell table:style-name="ce77" office:value-type="string" calcext:value-type="string">
            <text:p>TDecigram?</text:p>
          </table:table-cell>
          <table:table-cell table:style-name="ce92" table:number-columns-repeated="4"/>
          <table:table-cell table:style-name="ce92" office:value-type="string" calcext:value-type="string">
            <text:p>decigram</text:p>
          </table:table-cell>
          <table:table-cell table:number-columns-repeated="2" table:style-name="ce92" office:value-type="string" calcext:value-type="string">
            <text:p>d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1" calcext:value-type="float">
            <text:p>1E-04</text:p>
          </table:table-cell>
        </table:table-row>
        <table:table-row table:style-name="ro1">
          <table:table-cell table:style-name="ce77" office:value-type="string" calcext:value-type="string">
            <text:p>TCentigram?</text:p>
          </table:table-cell>
          <table:table-cell table:style-name="ce92" table:number-columns-repeated="4"/>
          <table:table-cell table:style-name="ce92" office:value-type="string" calcext:value-type="string">
            <text:p>centigram</text:p>
          </table:table-cell>
          <table:table-cell table:number-columns-repeated="2" table:style-name="ce92" office:value-type="string" calcext:value-type="string">
            <text:p>c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1" calcext:value-type="float">
            <text:p>1E-05</text:p>
          </table:table-cell>
        </table:table-row>
        <table:table-row table:style-name="ro1">
          <table:table-cell table:style-name="ce77" office:value-type="string" calcext:value-type="string">
            <text:p>TMilligram?</text:p>
          </table:table-cell>
          <table:table-cell table:style-name="ce92" table:number-columns-repeated="4"/>
          <table:table-cell table:style-name="ce92" office:value-type="string" calcext:value-type="string">
            <text:p>milligram</text:p>
          </table:table-cell>
          <table:table-cell table:number-columns-repeated="2" table:style-name="ce92" office:value-type="string" calcext:value-type="string">
            <text:p>m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01" calcext:value-type="float">
            <text:p>1E-06</text:p>
          </table:table-cell>
        </table:table-row>
        <table:table-row table:style-name="ro1">
          <table:table-cell table:style-name="ce77" office:value-type="string" calcext:value-type="string">
            <text:p>TMicrogram?</text:p>
          </table:table-cell>
          <table:table-cell table:style-name="ce92" table:number-columns-repeated="4"/>
          <table:table-cell table:style-name="ce92" office:value-type="string" calcext:value-type="string">
            <text:p>microgram</text:p>
          </table:table-cell>
          <table:table-cell table:number-columns-repeated="2" table:style-name="ce92" office:value-type="string" calcext:value-type="string">
            <text:p>u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00001" calcext:value-type="float">
            <text:p>1E-09</text:p>
          </table:table-cell>
        </table:table-row>
        <table:table-row table:style-name="ro1">
          <table:table-cell table:style-name="ce77" office:value-type="string" calcext:value-type="string">
            <text:p>TNanogram?</text:p>
          </table:table-cell>
          <table:table-cell table:style-name="ce92" table:number-columns-repeated="4"/>
          <table:table-cell table:style-name="ce92" office:value-type="string" calcext:value-type="string">
            <text:p>nanogram</text:p>
          </table:table-cell>
          <table:table-cell table:number-columns-repeated="2" table:style-name="ce92" office:value-type="string" calcext:value-type="string">
            <text:p>n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0.000000000001" calcext:value-type="float">
            <text:p>1E-12</text:p>
          </table:table-cell>
        </table:table-row>
        <table:table-row table:style-name="ro1">
          <table:table-cell table:style-name="ce77" office:value-type="string" calcext:value-type="string">
            <text:p>TPicogram?</text:p>
          </table:table-cell>
          <table:table-cell table:style-name="ce92" table:number-columns-repeated="4"/>
          <table:table-cell table:style-name="ce92" office:value-type="string" calcext:value-type="string">
            <text:p>picogram</text:p>
          </table:table-cell>
          <table:table-cell table:number-columns-repeated="2" table:style-name="ce92" office:value-type="string" calcext:value-type="string">
            <text:p>pg</text:p>
          </table:table-cell>
          <table:table-cell table:style-name="ce92" office:value-type="string" calcext:value-type="string">
            <text:p>TKilogram?</text:p>
          </table:table-cell>
          <table:table-cell table:style-name="ce170" office:value-type="float" office:value="1E-015" calcext:value-type="float">
            <text:p>1E-15</text:p>
          </table:table-cell>
        </table:table-row>
        <table:table-row table:style-name="ro1">
          <table:table-cell table:style-name="ce75" office:value-type="string" calcext:value-type="string">
            <text:p>// meter [ m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8" office:value-type="string" calcext:value-type="string">
            <text:p>TKilometer?</text:p>
          </table:table-cell>
          <table:table-cell table:style-name="ce93" table:number-columns-repeated="4"/>
          <table:table-cell table:style-name="ce93" office:value-type="string" calcext:value-type="string">
            <text:p>kilometer</text:p>
          </table:table-cell>
          <table:table-cell table:number-columns-repeated="2" table:style-name="ce93" office:value-type="string" calcext:value-type="string">
            <text:p>k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meter?</text:p>
          </table:table-cell>
          <table:table-cell table:style-name="ce93" table:number-columns-repeated="4"/>
          <table:table-cell table:style-name="ce93" office:value-type="string" calcext:value-type="string">
            <text:p>hectometer</text:p>
          </table:table-cell>
          <table:table-cell table:number-columns-repeated="2" table:style-name="ce93" office:value-type="string" calcext:value-type="string">
            <text:p>h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eter?</text:p>
          </table:table-cell>
          <table:table-cell table:style-name="ce93" table:number-columns-repeated="4"/>
          <table:table-cell table:style-name="ce93" office:value-type="string" calcext:value-type="string">
            <text:p>decameter</text:p>
          </table:table-cell>
          <table:table-cell table:number-columns-repeated="2" table:style-name="ce93" office:value-type="string" calcext:value-type="string">
            <text:p>da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Meter?</text:p>
          </table:table-cell>
          <table:table-cell table:style-name="ce91" table:number-columns-repeated="3"/>
          <table:table-cell table:style-name="ce96" office:value-type="string" calcext:value-type="string">
            <text:p>main definition [ m ]</text:p>
          </table:table-cell>
          <table:table-cell table:style-name="ce91" office:value-type="string" calcext:value-type="string">
            <text:p>meter</text:p>
          </table:table-cell>
          <table:table-cell table:number-columns-repeated="2" table:style-name="ce91" office:value-type="string" calcext:value-type="string">
            <text:p>m</text:p>
          </table:table-cell>
          <table:table-cell table:style-name="ce91"/>
          <table:table-cell table:style-name="ce169"/>
        </table:table-row>
        <table:table-row table:style-name="ro1">
          <table:table-cell table:style-name="ce78" office:value-type="string" calcext:value-type="string">
            <text:p>TDecimeter?</text:p>
          </table:table-cell>
          <table:table-cell table:style-name="ce93" table:number-columns-repeated="4"/>
          <table:table-cell table:style-name="ce93" office:value-type="string" calcext:value-type="string">
            <text:p>decimeter</text:p>
          </table:table-cell>
          <table:table-cell table:number-columns-repeated="2" table:style-name="ce93" office:value-type="string" calcext:value-type="string">
            <text:p>d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</text:p>
          </table:table-cell>
          <table:table-cell table:style-name="ce93" table:number-columns-repeated="4"/>
          <table:table-cell table:style-name="ce93" office:value-type="string" calcext:value-type="string">
            <text:p>centimeter</text:p>
          </table:table-cell>
          <table:table-cell table:number-columns-repeated="2" table:style-name="ce93" office:value-type="string" calcext:value-type="string">
            <text:p>c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</text:p>
          </table:table-cell>
          <table:table-cell table:style-name="ce93" table:number-columns-repeated="4"/>
          <table:table-cell table:style-name="ce93" office:value-type="string" calcext:value-type="string">
            <text:p>millimeter</text:p>
          </table:table-cell>
          <table:table-cell table:number-columns-repeated="2" table:style-name="ce93" office:value-type="string" calcext:value-type="string">
            <text:p>m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meter?</text:p>
          </table:table-cell>
          <table:table-cell table:style-name="ce93" table:number-columns-repeated="4"/>
          <table:table-cell table:style-name="ce93" office:value-type="string" calcext:value-type="string">
            <text:p>micrometer</text:p>
          </table:table-cell>
          <table:table-cell table:number-columns-repeated="2" table:style-name="ce93" office:value-type="string" calcext:value-type="string">
            <text:p>u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meter?</text:p>
          </table:table-cell>
          <table:table-cell table:style-name="ce93" table:number-columns-repeated="4"/>
          <table:table-cell table:style-name="ce93" office:value-type="string" calcext:value-type="string">
            <text:p>nanometer</text:p>
          </table:table-cell>
          <table:table-cell table:style-name="ce93" office:value-type="string" calcext:value-type="string">
            <text:p>nm</text:p>
          </table:table-cell>
          <table:table-cell table:style-name="ce93" office:value-type="string" calcext:value-type="string">
            <text:p>nanometer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meter?</text:p>
          </table:table-cell>
          <table:table-cell table:style-name="ce93" table:number-columns-repeated="4"/>
          <table:table-cell table:style-name="ce93" office:value-type="string" calcext:value-type="string">
            <text:p>picometer</text:p>
          </table:table-cell>
          <table:table-cell table:number-columns-repeated="2" table:style-name="ce93" office:value-type="string" calcext:value-type="string">
            <text:p>pm</text:p>
          </table:table-cell>
          <table:table-cell table:style-name="ce93" office:value-type="string" calcext:value-type="string">
            <text:p>TMeter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second [ s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8" office:value-type="string" calcext:value-type="string">
            <text:p>TDay?</text:p>
          </table:table-cell>
          <table:table-cell table:style-name="ce93" table:number-columns-repeated="4"/>
          <table:table-cell table:number-columns-repeated="3" table:style-name="ce93" office:value-type="string" calcext:value-type="string">
            <text:p>day</text:p>
          </table:table-cell>
          <table:table-cell table:style-name="ce93" office:value-type="string" calcext:value-type="string">
            <text:p>TSecond?</text:p>
          </table:table-cell>
          <table:table-cell table:style-name="ce173" office:value-type="float" office:value="86400" calcext:value-type="float">
            <text:p>86400</text:p>
          </table:table-cell>
        </table:table-row>
        <table:table-row table:style-name="ro1">
          <table:table-cell table:style-name="ce78" office:value-type="string" calcext:value-type="string">
            <text:p>THour?</text:p>
          </table:table-cell>
          <table:table-cell table:style-name="ce93" table:number-columns-repeated="4"/>
          <table:table-cell table:style-name="ce93" office:value-type="string" calcext:value-type="string">
            <text:p>hour</text:p>
          </table:table-cell>
          <table:table-cell table:style-name="ce93" office:value-type="string" calcext:value-type="string">
            <text:p>h</text:p>
          </table:table-cell>
          <table:table-cell table:style-name="ce93" office:value-type="string" calcext:value-type="string">
            <text:p>hr</text:p>
          </table:table-cell>
          <table:table-cell table:style-name="ce93" office:value-type="string" calcext:value-type="string">
            <text:p>TSecond?</text:p>
          </table:table-cell>
          <table:table-cell table:style-name="ce173" office:value-type="float" office:value="3600" calcext:value-type="float">
            <text:p>3600</text:p>
          </table:table-cell>
        </table:table-row>
        <table:table-row table:style-name="ro1">
          <table:table-cell table:style-name="ce78" office:value-type="string" calcext:value-type="string">
            <text:p>TMinute?</text:p>
          </table:table-cell>
          <table:table-cell table:style-name="ce93" table:number-columns-repeated="4"/>
          <table:table-cell table:style-name="ce93" office:value-type="string" calcext:value-type="string">
            <text:p>minute</text:p>
          </table:table-cell>
          <table:table-cell table:style-name="ce93" office:value-type="string" calcext:value-type="string">
            <text:p>min</text:p>
          </table:table-cell>
          <table:table-cell table:style-name="ce93" office:value-type="string" calcext:value-type="string">
            <text:p>minute</text:p>
          </table:table-cell>
          <table:table-cell table:style-name="ce93" office:value-type="string" calcext:value-type="string">
            <text:p>TSecond?</text:p>
          </table:table-cell>
          <table:table-cell table:style-name="ce173" office:value-type="float" office:value="60" calcext:value-type="float">
            <text:p>60</text:p>
          </table:table-cell>
        </table:table-row>
        <table:table-row table:style-name="ro1">
          <table:table-cell table:style-name="ce76" office:value-type="string" calcext:value-type="string">
            <text:p>TSecond?</text:p>
          </table:table-cell>
          <table:table-cell table:style-name="ce91" table:number-columns-repeated="3"/>
          <table:table-cell table:style-name="ce96" office:value-type="string" calcext:value-type="string">
            <text:p>main definition [ s ]</text:p>
          </table:table-cell>
          <table:table-cell table:style-name="ce91" office:value-type="string" calcext:value-type="string">
            <text:p>second</text:p>
          </table:table-cell>
          <table:table-cell table:number-columns-repeated="2" table:style-name="ce91" office:value-type="string" calcext:value-type="string">
            <text:p>s</text:p>
          </table:table-cell>
          <table:table-cell table:style-name="ce91"/>
          <table:table-cell table:style-name="ce174"/>
        </table:table-row>
        <table:table-row table:style-name="ro1">
          <table:table-cell table:style-name="ce78" office:value-type="string" calcext:value-type="string">
            <text:p>TDecisecond?</text:p>
          </table:table-cell>
          <table:table-cell table:style-name="ce93" table:number-columns-repeated="4"/>
          <table:table-cell table:style-name="ce93" office:value-type="string" calcext:value-type="string">
            <text:p>decisecond</text:p>
          </table:table-cell>
          <table:table-cell table:number-columns-repeated="2" table:style-name="ce93" office:value-type="string" calcext:value-type="string">
            <text:p>d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second?</text:p>
          </table:table-cell>
          <table:table-cell table:style-name="ce93" table:number-columns-repeated="4"/>
          <table:table-cell table:style-name="ce93" office:value-type="string" calcext:value-type="string">
            <text:p>centisecond</text:p>
          </table:table-cell>
          <table:table-cell table:number-columns-repeated="2" table:style-name="ce93" office:value-type="string" calcext:value-type="string">
            <text:p>c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second?</text:p>
          </table:table-cell>
          <table:table-cell table:style-name="ce93" table:number-columns-repeated="4"/>
          <table:table-cell table:style-name="ce93" office:value-type="string" calcext:value-type="string">
            <text:p>millisecond</text:p>
          </table:table-cell>
          <table:table-cell table:number-columns-repeated="2" table:style-name="ce93" office:value-type="string" calcext:value-type="string">
            <text:p>m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second?</text:p>
          </table:table-cell>
          <table:table-cell table:style-name="ce93" table:number-columns-repeated="4"/>
          <table:table-cell table:style-name="ce93" office:value-type="string" calcext:value-type="string">
            <text:p>microsecond</text:p>
          </table:table-cell>
          <table:table-cell table:number-columns-repeated="2" table:style-name="ce93" office:value-type="string" calcext:value-type="string">
            <text:p>u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second?</text:p>
          </table:table-cell>
          <table:table-cell table:style-name="ce93" table:number-columns-repeated="4"/>
          <table:table-cell table:style-name="ce93" office:value-type="string" calcext:value-type="string">
            <text:p>nanosecond</text:p>
          </table:table-cell>
          <table:table-cell table:number-columns-repeated="2" table:style-name="ce93" office:value-type="string" calcext:value-type="string">
            <text:p>n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second?</text:p>
          </table:table-cell>
          <table:table-cell table:style-name="ce93" table:number-columns-repeated="4"/>
          <table:table-cell table:style-name="ce93" office:value-type="string" calcext:value-type="string">
            <text:p>picosecond</text:p>
          </table:table-cell>
          <table:table-cell table:number-columns-repeated="2" table:style-name="ce93" office:value-type="string" calcext:value-type="string">
            <text:p>ps</text:p>
          </table:table-cell>
          <table:table-cell table:style-name="ce93" office:value-type="string" calcext:value-type="string">
            <text:p>TSecond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ampere [ A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8" office:value-type="string" calcext:value-type="string">
            <text:p>TKiloampere?</text:p>
          </table:table-cell>
          <table:table-cell table:style-name="ce93" table:number-columns-repeated="4"/>
          <table:table-cell table:style-name="ce93" office:value-type="string" calcext:value-type="string">
            <text:p>kiloampere</text:p>
          </table:table-cell>
          <table:table-cell table:number-columns-repeated="2" table:style-name="ce93" office:value-type="string" calcext:value-type="string">
            <text:p>k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78" office:value-type="string" calcext:value-type="string">
            <text:p>THectoampere?</text:p>
          </table:table-cell>
          <table:table-cell table:style-name="ce93" table:number-columns-repeated="4"/>
          <table:table-cell table:style-name="ce93" office:value-type="string" calcext:value-type="string">
            <text:p>hectoampere</text:p>
          </table:table-cell>
          <table:table-cell table:number-columns-repeated="2" table:style-name="ce93" office:value-type="string" calcext:value-type="string">
            <text:p>h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Decampere?</text:p>
          </table:table-cell>
          <table:table-cell table:style-name="ce93" table:number-columns-repeated="4"/>
          <table:table-cell table:style-name="ce93" office:value-type="string" calcext:value-type="string">
            <text:p>decampere</text:p>
          </table:table-cell>
          <table:table-cell table:number-columns-repeated="2" table:style-name="ce93" office:value-type="string" calcext:value-type="string">
            <text:p>da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10" calcext:value-type="float">
            <text:p>1E+01</text:p>
          </table:table-cell>
        </table:table-row>
        <table:table-row table:style-name="ro1">
          <table:table-cell table:style-name="ce76" office:value-type="string" calcext:value-type="string">
            <text:p>TAmpere?</text:p>
          </table:table-cell>
          <table:table-cell table:style-name="ce91" table:number-columns-repeated="3"/>
          <table:table-cell table:style-name="ce96" office:value-type="string" calcext:value-type="string">
            <text:p>main definition [ A ]</text:p>
          </table:table-cell>
          <table:table-cell table:style-name="ce91" office:value-type="string" calcext:value-type="string">
            <text:p>ampere</text:p>
          </table:table-cell>
          <table:table-cell table:number-columns-repeated="2" table:style-name="ce91" office:value-type="string" calcext:value-type="string">
            <text:p>A</text:p>
          </table:table-cell>
          <table:table-cell table:style-name="ce91"/>
          <table:table-cell table:style-name="ce169"/>
        </table:table-row>
        <table:table-row table:style-name="ro1">
          <table:table-cell table:style-name="ce78" office:value-type="string" calcext:value-type="string">
            <text:p>TDeciampere?</text:p>
          </table:table-cell>
          <table:table-cell table:style-name="ce93" table:number-columns-repeated="4"/>
          <table:table-cell table:style-name="ce93" office:value-type="string" calcext:value-type="string">
            <text:p>deciampere</text:p>
          </table:table-cell>
          <table:table-cell table:number-columns-repeated="2" table:style-name="ce93" office:value-type="string" calcext:value-type="string">
            <text:p>d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ampere?</text:p>
          </table:table-cell>
          <table:table-cell table:style-name="ce93" table:number-columns-repeated="4"/>
          <table:table-cell table:style-name="ce93" office:value-type="string" calcext:value-type="string">
            <text:p>centiampere</text:p>
          </table:table-cell>
          <table:table-cell table:number-columns-repeated="2" table:style-name="ce93" office:value-type="string" calcext:value-type="string">
            <text:p>c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ampere?</text:p>
          </table:table-cell>
          <table:table-cell table:style-name="ce93" table:number-columns-repeated="4"/>
          <table:table-cell table:style-name="ce93" office:value-type="string" calcext:value-type="string">
            <text:p>milliampere</text:p>
          </table:table-cell>
          <table:table-cell table:number-columns-repeated="2" table:style-name="ce93" office:value-type="string" calcext:value-type="string">
            <text:p>m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ampere?</text:p>
          </table:table-cell>
          <table:table-cell table:style-name="ce93" table:number-columns-repeated="4"/>
          <table:table-cell table:style-name="ce93" office:value-type="string" calcext:value-type="string">
            <text:p>microampere</text:p>
          </table:table-cell>
          <table:table-cell table:number-columns-repeated="2" table:style-name="ce93" office:value-type="string" calcext:value-type="string">
            <text:p>u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ampere?</text:p>
          </table:table-cell>
          <table:table-cell table:style-name="ce93" table:number-columns-repeated="4"/>
          <table:table-cell table:style-name="ce93" office:value-type="string" calcext:value-type="string">
            <text:p>nanoampere</text:p>
          </table:table-cell>
          <table:table-cell table:number-columns-repeated="2" table:style-name="ce93" office:value-type="string" calcext:value-type="string">
            <text:p>nA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ampere?</text:p>
          </table:table-cell>
          <table:table-cell table:style-name="ce93" table:number-columns-repeated="4"/>
          <table:table-cell table:style-name="ce93" office:value-type="string" calcext:value-type="string">
            <text:p>picoampere</text:p>
          </table:table-cell>
          <table:table-cell table:style-name="ce93" office:value-type="string" calcext:value-type="string">
            <text:p>pA</text:p>
          </table:table-cell>
          <table:table-cell table:style-name="ce93" office:value-type="string" calcext:value-type="string">
            <text:p>picoampere</text:p>
          </table:table-cell>
          <table:table-cell table:style-name="ce93" office:value-type="string" calcext:value-type="string">
            <text:p>TAmpere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75" office:value-type="string" calcext:value-type="string">
            <text:p>// kelvin [ K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Kelvin?</text:p>
          </table:table-cell>
          <table:table-cell table:style-name="ce91" table:number-columns-repeated="3"/>
          <table:table-cell table:style-name="ce96" office:value-type="string" calcext:value-type="string">
            <text:p>main definition [ K ]</text:p>
          </table:table-cell>
          <table:table-cell table:style-name="ce91" office:value-type="string" calcext:value-type="string">
            <text:p>kelvin</text:p>
          </table:table-cell>
          <table:table-cell table:number-columns-repeated="2" table:style-name="ce91" office:value-type="string" calcext:value-type="string">
            <text:p>K</text:p>
          </table:table-cell>
          <table:table-cell table:style-name="ce91"/>
          <table:table-cell table:style-name="ce174"/>
        </table:table-row>
        <table:table-row table:style-name="ro1">
          <table:table-cell table:style-name="ce75" office:value-type="string" calcext:value-type="string">
            <text:p>// mole [ mol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Mole?</text:p>
          </table:table-cell>
          <table:table-cell table:style-name="ce91" table:number-columns-repeated="3"/>
          <table:table-cell table:style-name="ce96" office:value-type="string" calcext:value-type="string">
            <text:p>main definition [ mol ]</text:p>
          </table:table-cell>
          <table:table-cell table:style-name="ce91" office:value-type="string" calcext:value-type="string">
            <text:p>mole</text:p>
          </table:table-cell>
          <table:table-cell table:number-columns-repeated="2" table:style-name="ce91" office:value-type="string" calcext:value-type="string">
            <text:p>mol</text:p>
          </table:table-cell>
          <table:table-cell table:style-name="ce91"/>
          <table:table-cell table:style-name="ce174"/>
        </table:table-row>
        <table:table-row table:style-name="ro1">
          <table:table-cell table:style-name="ce75" office:value-type="string" calcext:value-type="string">
            <text:p>// candela [ cd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Candela?</text:p>
          </table:table-cell>
          <table:table-cell table:style-name="ce91" table:number-columns-repeated="3"/>
          <table:table-cell table:style-name="ce96" office:value-type="string" calcext:value-type="string">
            <text:p>main definition [ cd ]</text:p>
          </table:table-cell>
          <table:table-cell table:style-name="ce91" office:value-type="string" calcext:value-type="string">
            <text:p>candela</text:p>
          </table:table-cell>
          <table:table-cell table:number-columns-repeated="2" table:style-name="ce91" office:value-type="string" calcext:value-type="string">
            <text:p>cd</text:p>
          </table:table-cell>
          <table:table-cell table:style-name="ce91"/>
          <table:table-cell table:style-name="ce174"/>
        </table:table-row>
        <table:table-row table:style-name="ro1">
          <table:table-cell table:style-name="ce75" office:value-type="string" calcext:value-type="string">
            <text:p>// radian [ rad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1" table:number-columns-repeated="3"/>
          <table:table-cell table:style-name="ce96" office:value-type="string" calcext:value-type="string">
            <text:p>main definition [ rad ]</text:p>
          </table:table-cell>
          <table:table-cell table:style-name="ce91" office:value-type="string" calcext:value-type="string">
            <text:p>radian</text:p>
          </table:table-cell>
          <table:table-cell table:number-columns-repeated="2" table:style-name="ce91" office:value-type="string" calcext:value-type="string">
            <text:p>rad</text:p>
          </table:table-cell>
          <table:table-cell table:style-name="ce91"/>
          <table:table-cell table:style-name="ce174"/>
        </table:table-row>
        <table:table-row table:style-name="ro1">
          <table:table-cell table:style-name="ce76" office:value-type="string" calcext:value-type="string">
            <text:p>TRadian?</text:p>
          </table:table-cell>
          <table:table-cell table:style-name="ce91" office:value-type="string" calcext:value-type="string">
            <text:p>:=</text:p>
          </table:table-cell>
          <table:table-cell table:style-name="ce91" office:value-type="string" calcext:value-type="string">
            <text:p>double</text:p>
          </table:table-cell>
          <table:table-cell table:style-name="ce91"/>
          <table:table-cell table:style-name="ce96"/>
          <table:table-cell table:style-name="ce91" table:number-columns-repeated="4"/>
          <table:table-cell table:style-name="ce174"/>
        </table:table-row>
        <table:table-row table:style-name="ro1">
          <table:table-cell table:style-name="ce79" office:value-type="string" calcext:value-type="string">
            <text:p>TDegree?</text:p>
          </table:table-cell>
          <table:table-cell table:style-name="ce94" table:number-columns-repeated="3"/>
          <table:table-cell table:style-name="ce93" office:value-type="string" calcext:value-type="string">
            <text:p>main definition [ deg ]</text:p>
          </table:table-cell>
          <table:table-cell table:style-name="ce94" office:value-type="string" calcext:value-type="string">
            <text:p>degree</text:p>
          </table:table-cell>
          <table:table-cell table:number-columns-repeated="2" table:style-name="ce94" office:value-type="string" calcext:value-type="string">
            <text:p>deg</text:p>
          </table:table-cell>
          <table:table-cell table:style-name="ce94" office:value-type="string" calcext:value-type="string">
            <text:p>TRadian?</text:p>
          </table:table-cell>
          <table:table-cell table:style-name="ce175" office:value-type="string" calcext:value-type="string">
            <text:p>Pi/180</text:p>
          </table:table-cell>
        </table:table-row>
        <table:table-row table:style-name="ro1">
          <table:table-cell table:style-name="ce75" office:value-type="string" calcext:value-type="string">
            <text:p>// steradian [ sr ]</text:p>
          </table:table-cell>
          <table:table-cell table:style-name="ce89" office:value-type="string" calcext:value-type="string">
            <text:p>Operator</text:p>
          </table:table-cell>
          <table:table-cell table:style-name="ce89" office:value-type="string" calcext:value-type="string">
            <text:p>Class Parent-1</text:p>
          </table:table-cell>
          <table:table-cell table:style-name="ce89" office:value-type="string" calcext:value-type="string">
            <text:p>Class Parent-2</text:p>
          </table:table-cell>
          <table:table-cell table:style-name="ce89" office:value-type="string" calcext:value-type="string">
            <text:p>Comment</text:p>
          </table:table-cell>
          <table:table-cell table:style-name="ce133" table:number-columns-repeated="4"/>
          <table:table-cell table:style-name="ce171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1" office:value-type="string" calcext:value-type="string">
            <text:p>*</text:p>
          </table:table-cell>
          <table:table-cell table:number-columns-repeated="2" table:style-name="ce91" office:value-type="string" calcext:value-type="string">
            <text:p>TRadian?</text:p>
          </table:table-cell>
          <table:table-cell table:style-name="ce96" office:value-type="string" calcext:value-type="string">
            <text:p>main definition [ sr ]</text:p>
          </table:table-cell>
          <table:table-cell table:style-name="ce91" office:value-type="string" calcext:value-type="string">
            <text:p>steradian</text:p>
          </table:table-cell>
          <table:table-cell table:number-columns-repeated="2" table:style-name="ce91" office:value-type="string" calcext:value-type="string">
            <text:p>sr</text:p>
          </table:table-cell>
          <table:table-cell table:style-name="ce91"/>
          <table:table-cell table:style-name="ce174"/>
        </table:table-row>
        <table:table-row table:style-name="ro1">
          <table:table-cell table:style-name="ce76" office:value-type="string" calcext:value-type="string">
            <text:p>TSteradian?</text:p>
          </table:table-cell>
          <table:table-cell table:style-name="ce91" office:value-type="string" calcext:value-type="string">
            <text:p>SquarePower</text:p>
          </table:table-cell>
          <table:table-cell table:style-name="ce91" office:value-type="string" calcext:value-type="string">
            <text:p>TRadian?</text:p>
          </table:table-cell>
          <table:table-cell table:style-name="ce91" table:number-columns-repeated="6"/>
          <table:table-cell table:style-name="ce174"/>
        </table:table-row>
        <table:table-row table:style-name="ro1">
          <table:table-cell table:style-name="ce80" office:value-type="string" calcext:value-type="string">
            <text:p>// square kilogram [ kg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1" office:value-type="string" calcext:value-type="string">
            <text:p>*</text:p>
          </table:table-cell>
          <table:table-cell table:number-columns-repeated="2" table:style-name="ce91" office:value-type="string" calcext:value-type="string">
            <text:p>TKilogram?</text:p>
          </table:table-cell>
          <table:table-cell table:style-name="ce96" office:value-type="string" calcext:value-type="string">
            <text:p>main definition [ kg2 ]</text:p>
          </table:table-cell>
          <table:table-cell table:style-name="ce91" office:value-type="string" calcext:value-type="string">
            <text:p>square kilogram</text:p>
          </table:table-cell>
          <table:table-cell table:number-columns-repeated="2" table:style-name="ce91" office:value-type="string" calcext:value-type="string">
            <text:p>kg2</text:p>
          </table:table-cell>
          <table:table-cell table:style-name="ce91"/>
          <table:table-cell table:style-name="ce174"/>
        </table:table-row>
        <table:table-row table:style-name="ro1">
          <table:table-cell table:style-name="ce76" office:value-type="string" calcext:value-type="string">
            <text:p>TSquareKilogram?</text:p>
          </table:table-cell>
          <table:table-cell table:style-name="ce91" office:value-type="string" calcext:value-type="string">
            <text:p>SquarePower</text:p>
          </table:table-cell>
          <table:table-cell table:style-name="ce91" office:value-type="string" calcext:value-type="string">
            <text:p>TKilogram?</text:p>
          </table:table-cell>
          <table:table-cell table:style-name="ce91" table:number-columns-repeated="6"/>
          <table:table-cell table:style-name="ce174"/>
        </table:table-row>
        <table:table-row table:style-name="ro1">
          <table:table-cell table:style-name="ce80" office:value-type="string" calcext:value-type="string">
            <text:p>// square meter [ m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8" office:value-type="string" calcext:value-type="string">
            <text:p>TSquareKilometer?</text:p>
          </table:table-cell>
          <table:table-cell table:style-name="ce93" table:number-columns-repeated="4"/>
          <table:table-cell table:style-name="ce93" office:value-type="string" calcext:value-type="string">
            <text:p>square kilometer</text:p>
          </table:table-cell>
          <table:table-cell table:number-columns-repeated="2" table:style-name="ce93" office:value-type="string" calcext:value-type="string">
            <text:p>k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SquareHectometer?</text:p>
          </table:table-cell>
          <table:table-cell table:style-name="ce93" table:number-columns-repeated="4"/>
          <table:table-cell table:style-name="ce93" office:value-type="string" calcext:value-type="string">
            <text:p>square hectometer</text:p>
          </table:table-cell>
          <table:table-cell table:number-columns-repeated="2" table:style-name="ce93" office:value-type="string" calcext:value-type="string">
            <text:p>h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10000" calcext:value-type="float">
            <text:p>1E+04</text:p>
          </table:table-cell>
        </table:table-row>
        <table:table-row table:style-name="ro1">
          <table:table-cell table:style-name="ce78" office:value-type="string" calcext:value-type="string">
            <text:p>TSquareDecameter?</text:p>
          </table:table-cell>
          <table:table-cell table:style-name="ce93" table:number-columns-repeated="4"/>
          <table:table-cell table:style-name="ce93" office:value-type="string" calcext:value-type="string">
            <text:p>square decameter</text:p>
          </table:table-cell>
          <table:table-cell table:number-columns-repeated="2" table:style-name="ce93" office:value-type="string" calcext:value-type="string">
            <text:p>da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2 ]</text:p>
          </table:table-cell>
          <table:table-cell table:style-name="ce96" office:value-type="string" calcext:value-type="string">
            <text:p>square meter</text:p>
          </table:table-cell>
          <table:table-cell table:number-columns-repeated="2" table:style-name="ce96" office:value-type="string" calcext:value-type="string">
            <text:p>m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Meter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SquareDecimeter?</text:p>
          </table:table-cell>
          <table:table-cell table:style-name="ce93" table:number-columns-repeated="4"/>
          <table:table-cell table:style-name="ce93" office:value-type="string" calcext:value-type="string">
            <text:p>square decimeter</text:p>
          </table:table-cell>
          <table:table-cell table:number-columns-repeated="2" table:style-name="ce93" office:value-type="string" calcext:value-type="string">
            <text:p>d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SquareCentimeter?</text:p>
          </table:table-cell>
          <table:table-cell table:style-name="ce93" table:number-columns-repeated="4"/>
          <table:table-cell table:style-name="ce93" office:value-type="string" calcext:value-type="string">
            <text:p>square centimeter</text:p>
          </table:table-cell>
          <table:table-cell table:number-columns-repeated="2" table:style-name="ce93" office:value-type="string" calcext:value-type="string">
            <text:p>c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SquareMillimeter?</text:p>
          </table:table-cell>
          <table:table-cell table:style-name="ce93" table:number-columns-repeated="4"/>
          <table:table-cell table:style-name="ce93" office:value-type="string" calcext:value-type="string">
            <text:p>square millimeter</text:p>
          </table:table-cell>
          <table:table-cell table:number-columns-repeated="2" table:style-name="ce93" office:value-type="string" calcext:value-type="string">
            <text:p>mm2</text:p>
          </table:table-cell>
          <table:table-cell table:style-name="ce93" office:value-type="string" calcext:value-type="string">
            <text:p>TSquareMeter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cubic meter [ m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8" office:value-type="string" calcext:value-type="string">
            <text:p>TCubicKilometer?</text:p>
          </table:table-cell>
          <table:table-cell table:style-name="ce93" table:number-columns-repeated="4"/>
          <table:table-cell table:style-name="ce93" office:value-type="string" calcext:value-type="string">
            <text:p>cubic kilometer</text:p>
          </table:table-cell>
          <table:table-cell table:number-columns-repeated="2" table:style-name="ce93" office:value-type="string" calcext:value-type="string">
            <text:p>k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CubicHectometer?</text:p>
          </table:table-cell>
          <table:table-cell table:style-name="ce93" table:number-columns-repeated="4"/>
          <table:table-cell table:style-name="ce93" office:value-type="string" calcext:value-type="string">
            <text:p>cubic hectometer</text:p>
          </table:table-cell>
          <table:table-cell table:number-columns-repeated="2" table:style-name="ce93" office:value-type="string" calcext:value-type="string">
            <text:p>h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CubicDecameter?</text:p>
          </table:table-cell>
          <table:table-cell table:style-name="ce93" table:number-columns-repeated="4"/>
          <table:table-cell table:style-name="ce93" office:value-type="string" calcext:value-type="string">
            <text:p>cubic decameter</text:p>
          </table:table-cell>
          <table:table-cell table:number-columns-repeated="2" table:style-name="ce93" office:value-type="string" calcext:value-type="string">
            <text:p>da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3 ]</text:p>
          </table:table-cell>
          <table:table-cell table:style-name="ce96" office:value-type="string" calcext:value-type="string">
            <text:p>cubic meter</text:p>
          </table:table-cell>
          <table:table-cell table:number-columns-repeated="2" table:style-name="ce96" office:value-type="string" calcext:value-type="string">
            <text:p>m3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CubicMeter?</text:p>
          </table:table-cell>
          <table:table-cell table:style-name="ce96" office:value-type="string" calcext:value-type="string">
            <text:p>Cub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CubicDecimeter?</text:p>
          </table:table-cell>
          <table:table-cell table:style-name="ce93" table:number-columns-repeated="4"/>
          <table:table-cell table:style-name="ce93" office:value-type="string" calcext:value-type="string">
            <text:p>cubic decimeter</text:p>
          </table:table-cell>
          <table:table-cell table:number-columns-repeated="2" table:style-name="ce93" office:value-type="string" calcext:value-type="string">
            <text:p>d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CubicCentimeter?</text:p>
          </table:table-cell>
          <table:table-cell table:style-name="ce93" table:number-columns-repeated="4"/>
          <table:table-cell table:style-name="ce93" office:value-type="string" calcext:value-type="string">
            <text:p>cubic centimeter</text:p>
          </table:table-cell>
          <table:table-cell table:number-columns-repeated="2" table:style-name="ce93" office:value-type="string" calcext:value-type="string">
            <text:p>c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CubicMillimeter?</text:p>
          </table:table-cell>
          <table:table-cell table:style-name="ce93" table:number-columns-repeated="4"/>
          <table:table-cell table:style-name="ce93" office:value-type="string" calcext:value-type="string">
            <text:p>cubic millimeter</text:p>
          </table:table-cell>
          <table:table-cell table:number-columns-repeated="2" table:style-name="ce93" office:value-type="string" calcext:value-type="string">
            <text:p>mm3</text:p>
          </table:table-cell>
          <table:table-cell table:style-name="ce93" office:value-type="string" calcext:value-type="string">
            <text:p>TCubicMeter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80" office:value-type="string" calcext:value-type="string">
            <text:p>// quartic meter [ m4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78" office:value-type="string" calcext:value-type="string">
            <text:p>TQuarticKilometer?</text:p>
          </table:table-cell>
          <table:table-cell table:style-name="ce93" table:number-columns-repeated="4"/>
          <table:table-cell table:style-name="ce93" office:value-type="string" calcext:value-type="string">
            <text:p>quartic kilometer</text:p>
          </table:table-cell>
          <table:table-cell table:number-columns-repeated="2" table:style-name="ce93" office:value-type="string" calcext:value-type="string">
            <text:p>k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QuarticHectometer?</text:p>
          </table:table-cell>
          <table:table-cell table:style-name="ce93" table:number-columns-repeated="4"/>
          <table:table-cell table:style-name="ce93" office:value-type="string" calcext:value-type="string">
            <text:p>quartic hectometer</text:p>
          </table:table-cell>
          <table:table-cell table:number-columns-repeated="2" table:style-name="ce93" office:value-type="string" calcext:value-type="string">
            <text:p>h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100000000" calcext:value-type="float">
            <text:p>1E+08</text:p>
          </table:table-cell>
        </table:table-row>
        <table:table-row table:style-name="ro1">
          <table:table-cell table:style-name="ce78" office:value-type="string" calcext:value-type="string">
            <text:p>TQuarticDecameter?</text:p>
          </table:table-cell>
          <table:table-cell table:style-name="ce93" table:number-columns-repeated="4"/>
          <table:table-cell table:style-name="ce93" office:value-type="string" calcext:value-type="string">
            <text:p>quartic decameter</text:p>
          </table:table-cell>
          <table:table-cell table:number-columns-repeated="2" table:style-name="ce93" office:value-type="string" calcext:value-type="string">
            <text:p>da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10000" calcext:value-type="float">
            <text:p>1E+04</text:p>
          </table:table-cell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4 ]</text:p>
          </table:table-cell>
          <table:table-cell table:style-name="ce96" office:value-type="string" calcext:value-type="string">
            <text:p>quartic meter</text:p>
          </table:table-cell>
          <table:table-cell table:number-columns-repeated="2" table:style-name="ce96" office:value-type="string" calcext:value-type="string">
            <text:p>m4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Square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QuarticMeter?</text:p>
          </table:table-cell>
          <table:table-cell table:style-name="ce96" office:value-type="string" calcext:value-type="string">
            <text:p>Quart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QuarticDecimeter?</text:p>
          </table:table-cell>
          <table:table-cell table:style-name="ce93" table:number-columns-repeated="4"/>
          <table:table-cell table:style-name="ce93" office:value-type="string" calcext:value-type="string">
            <text:p>quartic decimeter</text:p>
          </table:table-cell>
          <table:table-cell table:number-columns-repeated="2" table:style-name="ce93" office:value-type="string" calcext:value-type="string">
            <text:p>d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0.0001" calcext:value-type="float">
            <text:p>1E-04</text:p>
          </table:table-cell>
        </table:table-row>
        <table:table-row table:style-name="ro1">
          <table:table-cell table:style-name="ce78" office:value-type="string" calcext:value-type="string">
            <text:p>TQuarticCentimeter?</text:p>
          </table:table-cell>
          <table:table-cell table:style-name="ce93" table:number-columns-repeated="4"/>
          <table:table-cell table:style-name="ce93" office:value-type="string" calcext:value-type="string">
            <text:p>quartic centimeter</text:p>
          </table:table-cell>
          <table:table-cell table:number-columns-repeated="2" table:style-name="ce93" office:value-type="string" calcext:value-type="string">
            <text:p>c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0.00000001" calcext:value-type="float">
            <text:p>1E-08</text:p>
          </table:table-cell>
        </table:table-row>
        <table:table-row table:style-name="ro1">
          <table:table-cell table:style-name="ce78" office:value-type="string" calcext:value-type="string">
            <text:p>TQuarticMillimeter?</text:p>
          </table:table-cell>
          <table:table-cell table:style-name="ce93" table:number-columns-repeated="4"/>
          <table:table-cell table:style-name="ce93" office:value-type="string" calcext:value-type="string">
            <text:p>quartic millimeter</text:p>
          </table:table-cell>
          <table:table-cell table:number-columns-repeated="2" table:style-name="ce93" office:value-type="string" calcext:value-type="string">
            <text:p>mm4</text:p>
          </table:table-cell>
          <table:table-cell table:style-name="ce93" office:value-type="string" calcext:value-type="string">
            <text:p>TQuarticMeter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80" office:value-type="string" calcext:value-type="string">
            <text:p>// quintic meter [ m5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Quin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5 ]</text:p>
          </table:table-cell>
          <table:table-cell table:style-name="ce96" office:value-type="string" calcext:value-type="string">
            <text:p>quintic meter</text:p>
          </table:table-cell>
          <table:table-cell table:number-columns-repeated="2" table:style-name="ce96" office:value-type="string" calcext:value-type="string">
            <text:p>m5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Quin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QuinticMeter?</text:p>
          </table:table-cell>
          <table:table-cell table:style-name="ce96" office:value-type="string" calcext:value-type="string">
            <text:p>Quint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sextic meter [ m6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QuinticMeter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m6 ]</text:p>
          </table:table-cell>
          <table:table-cell table:style-name="ce96" office:value-type="string" calcext:value-type="string">
            <text:p>sextic meter</text:p>
          </table:table-cell>
          <table:table-cell table:number-columns-repeated="2" table:style-name="ce96" office:value-type="string" calcext:value-type="string">
            <text:p>m6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CubicMeter?</text:p>
          </table:table-cell>
          <table:table-cell table:style-name="ce96" table:number-columns-repeated="5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Cubic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CubicPower</text:p>
          </table:table-cell>
          <table:table-cell table:style-name="ce96" office:value-type="string" calcext:value-type="string">
            <text:p>TSquare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SexticMeter?</text:p>
          </table:table-cell>
          <table:table-cell table:style-name="ce96" office:value-type="string" calcext:value-type="string">
            <text:p>SexticPower</text:p>
          </table:table-cell>
          <table:table-cell table:style-name="ce96" office:value-type="string" calcext:value-type="string">
            <text:p>TMeter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square second [ s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s2 ] = [ s ] * [ s ]</text:p>
          </table:table-cell>
          <table:table-cell table:style-name="ce96" office:value-type="string" calcext:value-type="string">
            <text:p>square second</text:p>
          </table:table-cell>
          <table:table-cell table:number-columns-repeated="2" table:style-name="ce96" office:value-type="string" calcext:value-type="string">
            <text:p>s2</text:p>
          </table:table-cell>
          <table:table-cell table:style-name="ce96"/>
          <table:table-cell table:style-name="ce178"/>
        </table:table-row>
        <table:table-row table:style-name="ro1">
          <table:table-cell table:style-name="ce81" office:value-type="string" calcext:value-type="string">
            <text:p>TSquareSecond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Second?</text:p>
          </table:table-cell>
          <table:table-cell table:style-name="ce96" table:number-columns-repeated="6"/>
          <table:table-cell table:style-name="ce178"/>
        </table:table-row>
        <table:table-row table:style-name="ro1">
          <table:table-cell table:style-name="ce80" office:value-type="string" calcext:value-type="string">
            <text:p>// square ampere [ A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A2 ] = [ A ] * [ A ]</text:p>
          </table:table-cell>
          <table:table-cell table:style-name="ce96" office:value-type="string" calcext:value-type="string">
            <text:p>square ampere</text:p>
          </table:table-cell>
          <table:table-cell table:number-columns-repeated="2" table:style-name="ce96" office:value-type="string" calcext:value-type="string">
            <text:p>A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Ampere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Ampere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SquareMilliampere?</text:p>
          </table:table-cell>
          <table:table-cell table:style-name="ce93" table:number-columns-repeated="4"/>
          <table:table-cell table:style-name="ce93" office:value-type="string" calcext:value-type="string">
            <text:p>square milliampere</text:p>
          </table:table-cell>
          <table:table-cell table:number-columns-repeated="2" table:style-name="ce93" office:value-type="string" calcext:value-type="string">
            <text:p>mA2</text:p>
          </table:table-cell>
          <table:table-cell table:style-name="ce93" office:value-type="string" calcext:value-type="string">
            <text:p>TSquareAmpere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80" office:value-type="string" calcext:value-type="string">
            <text:p>// square kelvin [ K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2 ] = [ K ] * [ K ]</text:p>
          </table:table-cell>
          <table:table-cell table:style-name="ce96" office:value-type="string" calcext:value-type="string">
            <text:p>square kelvin</text:p>
          </table:table-cell>
          <table:table-cell table:number-columns-repeated="2" table:style-name="ce96" office:value-type="string" calcext:value-type="string">
            <text:p>K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Kelvin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cubic kelvin [ K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Kelvin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3 ] = [ K2 ] * [ K ]</text:p>
          </table:table-cell>
          <table:table-cell table:style-name="ce96" office:value-type="string" calcext:value-type="string">
            <text:p>cubic kelvin</text:p>
          </table:table-cell>
          <table:table-cell table:number-columns-repeated="2" table:style-name="ce96" office:value-type="string" calcext:value-type="string">
            <text:p>K3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CubicKelvin?</text:p>
          </table:table-cell>
          <table:table-cell table:style-name="ce96" office:value-type="string" calcext:value-type="string">
            <text:p>CubicPower</text:p>
          </table:table-cell>
          <table:table-cell table:style-name="ce96" office:value-type="string" calcext:value-type="string">
            <text:p>T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quartic kelvin [ K4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ubicKelvin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4 ] = [ K3 ] * [ K ]</text:p>
          </table:table-cell>
          <table:table-cell table:style-name="ce96" office:value-type="string" calcext:value-type="string">
            <text:p>quartic kelvin</text:p>
          </table:table-cell>
          <table:table-cell table:number-columns-repeated="2" table:style-name="ce96" office:value-type="string" calcext:value-type="string">
            <text:p>K4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SquareKelvin?</text:p>
          </table:table-cell>
          <table:table-cell table:style-name="ce96" office:value-type="string" calcext:value-type="string">
            <text:p>alternative definition [ K4 ] = [ K2 ] * [ K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Square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1" office:value-type="string" calcext:value-type="string">
            <text:p>TQuarticKelvin?</text:p>
          </table:table-cell>
          <table:table-cell table:style-name="ce96" office:value-type="string" calcext:value-type="string">
            <text:p>QuarticPower</text:p>
          </table:table-cell>
          <table:table-cell table:style-name="ce96" office:value-type="string" calcext:value-type="string">
            <text:p>TKelvin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reciprocal meter [ 1/m ] 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 table:number-columns-repeated="4"/>
          <table:table-cell table:style-name="ce176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1/m ] = 1 / [ m ]</text:p>
          </table:table-cell>
          <table:table-cell table:style-name="ce96" office:value-type="string" calcext:value-type="string">
            <text:p>reciprocal meter</text:p>
          </table:table-cell>
          <table:table-cell table:style-name="ce96" office:value-type="string" calcext:value-type="string">
            <text:p>1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1/m ] = [ m ] /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1/m ] = [ m2 ] / [ m3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alternative definition [ 1/m ] = [ m3 ] / [ m4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QuarticMeter?</text:p>
          </table:table-cell>
          <table:table-cell table:style-name="ce96" office:value-type="string" calcext:value-type="string">
            <text:p>TQuinticMeter?</text:p>
          </table:table-cell>
          <table:table-cell table:style-name="ce96" office:value-type="string" calcext:value-type="string">
            <text:p>alternative definition [ 1/m ] = [ m4 ] / [ m5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ReciprocalMeter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QuinticMeter?</text:p>
          </table:table-cell>
          <table:table-cell table:style-name="ce96" office:value-type="string" calcext:value-type="string">
            <text:p>TSexticMeter?</text:p>
          </table:table-cell>
          <table:table-cell table:style-name="ce96" office:value-type="string" calcext:value-type="string">
            <text:p>alternative definition [ 1/m ] = [ m5 ] / [ m6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reciprocal kelvin [ 1/K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79"/>
        </table:table-row>
        <table:table-row table:style-name="ro1">
          <table:table-cell table:style-name="ce81" office:value-type="string" calcext:value-type="string">
            <text:p>TReciprocalKelvin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1/K ] = 1 / [ K ]</text:p>
          </table:table-cell>
          <table:table-cell table:style-name="ce96" office:value-type="string" calcext:value-type="string">
            <text:p>reciprocal kelvin</text:p>
          </table:table-cell>
          <table:table-cell table:style-name="ce96" office:value-type="string" calcext:value-type="string">
            <text:p>1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2" office:value-type="string" calcext:value-type="string">
            <text:p>// hertz [ Hz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 table:number-columns-repeated="4"/>
          <table:table-cell table:style-name="ce180"/>
        </table:table-row>
        <table:table-row table:style-name="ro1">
          <table:table-cell table:style-name="ce78" office:value-type="string" calcext:value-type="string">
            <text:p>TGigahertz</text:p>
          </table:table-cell>
          <table:table-cell table:style-name="ce93" table:number-columns-repeated="4"/>
          <table:table-cell table:style-name="ce93" office:value-type="string" calcext:value-type="string">
            <text:p>gigahertz</text:p>
          </table:table-cell>
          <table:table-cell table:number-columns-repeated="2" table:style-name="ce93" office:value-type="string" calcext:value-type="string">
            <text:p>GHz</text:p>
          </table:table-cell>
          <table:table-cell table:style-name="ce93" office:value-type="string" calcext:value-type="string">
            <text:p>THertz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hertz</text:p>
          </table:table-cell>
          <table:table-cell table:style-name="ce93" table:number-columns-repeated="4"/>
          <table:table-cell table:style-name="ce93" office:value-type="string" calcext:value-type="string">
            <text:p>megahertz</text:p>
          </table:table-cell>
          <table:table-cell table:number-columns-repeated="2" table:style-name="ce93" office:value-type="string" calcext:value-type="string">
            <text:p>MHz</text:p>
          </table:table-cell>
          <table:table-cell table:style-name="ce93" office:value-type="string" calcext:value-type="string">
            <text:p>THertz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hertz</text:p>
          </table:table-cell>
          <table:table-cell table:style-name="ce93" table:number-columns-repeated="4"/>
          <table:table-cell table:style-name="ce93" office:value-type="string" calcext:value-type="string">
            <text:p>kilohertz</text:p>
          </table:table-cell>
          <table:table-cell table:number-columns-repeated="2" table:style-name="ce93" office:value-type="string" calcext:value-type="string">
            <text:p>kHz</text:p>
          </table:table-cell>
          <table:table-cell table:style-name="ce93" office:value-type="string" calcext:value-type="string">
            <text:p>THertz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Hertz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Hz ]</text:p>
          </table:table-cell>
          <table:table-cell table:style-name="ce96" office:value-type="string" calcext:value-type="string">
            <text:p>hertz</text:p>
          </table:table-cell>
          <table:table-cell table:number-columns-repeated="2" table:style-name="ce96" office:value-type="string" calcext:value-type="string">
            <text:p>Hz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square hertz [ Hz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97" table:number-columns-repeated="4"/>
          <table:table-cell table:style-name="ce180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Hertz</text:p>
          </table:table-cell>
          <table:table-cell table:style-name="ce96" office:value-type="string" calcext:value-type="string">
            <text:p>main definition [ Hz2 ]</text:p>
          </table:table-cell>
          <table:table-cell table:style-name="ce96" office:value-type="string" calcext:value-type="string">
            <text:p>square hertz</text:p>
          </table:table-cell>
          <table:table-cell table:style-name="ce96" office:value-type="string" calcext:value-type="string">
            <text:p>Hz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Hertz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Hertz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2" office:value-type="string" calcext:value-type="string">
            <text:p>// radian per second [ rad/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2" table:number-columns-repeated="2"/>
          <table:table-cell table:style-name="ce138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rad/s ] = [ rad ] / [ s ]</text:p>
          </table:table-cell>
          <table:table-cell table:style-name="ce96" office:value-type="string" calcext:value-type="string">
            <text:p>radian per second</text:p>
          </table:table-cell>
          <table:table-cell table:style-name="ce96" office:value-type="string" calcext:value-type="string">
            <text:p>rad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Radian?Per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Hertz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2" office:value-type="string" calcext:value-type="string">
            <text:p>// radian per square second [ rad/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82" table:number-columns-repeated="2"/>
          <table:table-cell table:style-name="ce138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Radian?PerSecond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rad/s2 ] = [ rad/s ] / [ s ]</text:p>
          </table:table-cell>
          <table:table-cell table:style-name="ce96" office:value-type="string" calcext:value-type="string">
            <text:p>radian per square second</text:p>
          </table:table-cell>
          <table:table-cell table:style-name="ce96" office:value-type="string" calcext:value-type="string">
            <text:p>rad/s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Radian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TSquareSecond?</text:p>
          </table:table-cell>
          <table:table-cell table:style-name="ce96" office:value-type="string" calcext:value-type="string">
            <text:p>alternative definition [ rad/s2 ] = [ rad ] / [ s2 ]</text:p>
          </table:table-cell>
          <table:table-cell table:style-name="ce135" table:number-columns-repeated="3"/>
          <table:table-cell table:style-name="ce105" table:number-columns-repeated="2"/>
        </table:table-row>
        <table:table-row table:style-name="ro1">
          <table:table-cell table:style-name="ce82" office:value-type="string" calcext:value-type="string">
            <text:p>// speed [ m/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7" table:number-columns-repeated="4"/>
          <table:table-cell table:style-name="ce181"/>
        </table:table-row>
        <table:table-row table:style-name="ro1">
          <table:table-cell table:style-name="ce78" office:value-type="string" calcext:value-type="string">
            <text:p>TKilometer?PerHou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meter?</text:p>
          </table:table-cell>
          <table:table-cell table:style-name="ce93" office:value-type="string" calcext:value-type="string">
            <text:p>THour?</text:p>
          </table:table-cell>
          <table:table-cell table:style-name="ce93" office:value-type="string" calcext:value-type="string">
            <text:p>main definition [ km/h ] = [ km ] / [ h ]</text:p>
          </table:table-cell>
          <table:table-cell table:style-name="ce93" office:value-type="string" calcext:value-type="string">
            <text:p>kilometer per hour</text:p>
          </table:table-cell>
          <table:table-cell table:style-name="ce93" office:value-type="string" calcext:value-type="string">
            <text:p>km/h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3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/s ] = [ m ] / [ s ]</text:p>
          </table:table-cell>
          <table:table-cell table:style-name="ce96" office:value-type="string" calcext:value-type="string">
            <text:p>meter per second</text:p>
          </table:table-cell>
          <table:table-cell table:style-name="ce96" office:value-type="string" calcext:value-type="string">
            <text:p>m/s</text:p>
          </table:table-cell>
          <table:table-cell table:style-name="ce96" table:number-columns-repeated="2"/>
          <table:table-cell table:style-name="ce178"/>
        </table:table-row>
        <table:table-row table:style-name="ro1">
          <table:table-cell table:style-name="ce81" office:value-type="string" calcext:value-type="string">
            <text:p>TMeter?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Hertz</text:p>
          </table:table-cell>
          <table:table-cell table:style-name="ce96" office:value-type="string" calcext:value-type="string">
            <text:p>alternative definition [ m/s ] = [ m ] * [ Hz ]</text:p>
          </table:table-cell>
          <table:table-cell table:style-name="ce96" table:number-columns-repeated="4"/>
          <table:table-cell table:style-name="ce178"/>
        </table:table-row>
        <table:table-row table:style-name="ro1">
          <table:table-cell table:style-name="ce78" office:value-type="string" calcext:value-type="string">
            <text:p>TDecimeter?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Decimeter?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dm/s ] = [ dm ] / [ s ]</text:p>
          </table:table-cell>
          <table:table-cell table:style-name="ce93" office:value-type="string" calcext:value-type="string">
            <text:p>decimeter per second</text:p>
          </table:table-cell>
          <table:table-cell table:style-name="ce93" office:value-type="string" calcext:value-type="string">
            <text:p>dm/s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Centimeter?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cm/s ] = [ cm ] / [ s ]</text:p>
          </table:table-cell>
          <table:table-cell table:style-name="ce93" office:value-type="string" calcext:value-type="string">
            <text:p>centimeter per second</text:p>
          </table:table-cell>
          <table:table-cell table:style-name="ce93" office:value-type="string" calcext:value-type="string">
            <text:p>cm/s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Millimeter?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mm/s ] = [ mm ] / [ s ]</text:p>
          </table:table-cell>
          <table:table-cell table:style-name="ce93" office:value-type="string" calcext:value-type="string">
            <text:p>millimeter per second</text:p>
          </table:table-cell>
          <table:table-cell table:style-name="ce93" office:value-type="string" calcext:value-type="string">
            <text:p>mm/s</text:p>
          </table:table-cell>
          <table:table-cell table:style-name="ce93"/>
          <table:table-cell table:style-name="ce93" office:value-type="string" calcext:value-type="string">
            <text:p>TMeter?PerSecond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acceleration [ m/s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Kilometer?PerHourPer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meter?PerHour</text:p>
          </table:table-cell>
          <table:table-cell table:style-name="ce93" office:value-type="string" calcext:value-type="string">
            <text:p>TSecond?</text:p>
          </table:table-cell>
          <table:table-cell table:style-name="ce93" office:value-type="string" calcext:value-type="string">
            <text:p>main definition [ km/h/s ] = [ km/h ] / [ s ]</text:p>
          </table:table-cell>
          <table:table-cell table:style-name="ce93" office:value-type="string" calcext:value-type="string">
            <text:p>kilometer-hour per second</text:p>
          </table:table-cell>
          <table:table-cell table:style-name="ce93" office:value-type="string" calcext:value-type="string">
            <text:p>km/h/s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3" office:value-type="string" calcext:value-type="string">
            <text:p>5/18</text:p>
          </table:table-cell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/s2 ] = [ m/s ] / [ s ]</text:p>
          </table:table-cell>
          <table:table-cell table:style-name="ce96" office:value-type="string" calcext:value-type="string">
            <text:p>meter per square second</text:p>
          </table:table-cell>
          <table:table-cell table:style-name="ce96" office:value-type="string" calcext:value-type="string">
            <text:p>m/s2</text:p>
          </table:table-cell>
          <table:table-cell table:style-name="ce96" table:number-columns-repeated="2"/>
          <table:table-cell table:style-name="ce178"/>
        </table:table-row>
        <table:table-row table:style-name="ro1">
          <table:table-cell table:style-name="ce81" office:value-type="string" calcext:value-type="string">
            <text:p>TMeter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SquareSecond?</text:p>
          </table:table-cell>
          <table:table-cell table:style-name="ce96" office:value-type="string" calcext:value-type="string">
            <text:p>alternative definition [ m/s2 ] = [ m ] / [ s2 ]</text:p>
          </table:table-cell>
          <table:table-cell table:style-name="ce96" table:number-columns-repeated="4"/>
          <table:table-cell table:style-name="ce178"/>
        </table:table-row>
        <table:table-row table:style-name="ro1">
          <table:table-cell table:style-name="ce78" office:value-type="string" calcext:value-type="string">
            <text:p>TDecimeter?PerSquare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Decimeter?</text:p>
          </table:table-cell>
          <table:table-cell table:style-name="ce93" office:value-type="string" calcext:value-type="string">
            <text:p>TSquareSecond?</text:p>
          </table:table-cell>
          <table:table-cell table:style-name="ce93" office:value-type="string" calcext:value-type="string">
            <text:p>main definition [ dm/s2 ] = [ dm ] / [ s2 ]</text:p>
          </table:table-cell>
          <table:table-cell table:style-name="ce93" office:value-type="string" calcext:value-type="string">
            <text:p>decimeter per square second</text:p>
          </table:table-cell>
          <table:table-cell table:style-name="ce93" office:value-type="string" calcext:value-type="string">
            <text:p>dm/s2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Centimeter?PerSquare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Centimeter?</text:p>
          </table:table-cell>
          <table:table-cell table:style-name="ce93" office:value-type="string" calcext:value-type="string">
            <text:p>TSquareSecond?</text:p>
          </table:table-cell>
          <table:table-cell table:style-name="ce93" office:value-type="string" calcext:value-type="string">
            <text:p>main definition [ cm/s2 ] = [ cm ] / [ s2 ]</text:p>
          </table:table-cell>
          <table:table-cell table:style-name="ce93" office:value-type="string" calcext:value-type="string">
            <text:p>centimeter per square second</text:p>
          </table:table-cell>
          <table:table-cell table:style-name="ce93" office:value-type="string" calcext:value-type="string">
            <text:p>cm/s2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Millimeter?PerSquareSecond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Millimeter?</text:p>
          </table:table-cell>
          <table:table-cell table:style-name="ce93" office:value-type="string" calcext:value-type="string">
            <text:p>TSquareSecond?</text:p>
          </table:table-cell>
          <table:table-cell table:style-name="ce93" office:value-type="string" calcext:value-type="string">
            <text:p>main definition [ mm/s2 ] = [ mm ] / [ s2 ]</text:p>
          </table:table-cell>
          <table:table-cell table:style-name="ce93" office:value-type="string" calcext:value-type="string">
            <text:p>millimeter per square second</text:p>
          </table:table-cell>
          <table:table-cell table:style-name="ce93" office:value-type="string" calcext:value-type="string">
            <text:p>mm/s2</text:p>
          </table:table-cell>
          <table:table-cell table:style-name="ce93"/>
          <table:table-cell table:style-name="ce93" office:value-type="string" calcext:value-type="string">
            <text:p>TMeter?PerSquareSecond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force [ N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newton?</text:p>
          </table:table-cell>
          <table:table-cell table:style-name="ce93" table:number-columns-repeated="4"/>
          <table:table-cell table:style-name="ce93" office:value-type="string" calcext:value-type="string">
            <text:p>giganewton</text:p>
          </table:table-cell>
          <table:table-cell table:number-columns-repeated="2" table:style-name="ce93" office:value-type="string" calcext:value-type="string">
            <text:p>GN</text:p>
          </table:table-cell>
          <table:table-cell table:style-name="ce93" office:value-type="string" calcext:value-type="string">
            <text:p>TNewton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newton?</text:p>
          </table:table-cell>
          <table:table-cell table:style-name="ce93" table:number-columns-repeated="4"/>
          <table:table-cell table:style-name="ce93" office:value-type="string" calcext:value-type="string">
            <text:p>meganewton</text:p>
          </table:table-cell>
          <table:table-cell table:number-columns-repeated="2" table:style-name="ce93" office:value-type="string" calcext:value-type="string">
            <text:p>MN</text:p>
          </table:table-cell>
          <table:table-cell table:style-name="ce93" office:value-type="string" calcext:value-type="string">
            <text:p>TNewton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newton?</text:p>
          </table:table-cell>
          <table:table-cell table:style-name="ce93" table:number-columns-repeated="4"/>
          <table:table-cell table:style-name="ce93" office:value-type="string" calcext:value-type="string">
            <text:p>kilonewton</text:p>
          </table:table-cell>
          <table:table-cell table:number-columns-repeated="2" table:style-name="ce93" office:value-type="string" calcext:value-type="string">
            <text:p>kN</text:p>
          </table:table-cell>
          <table:table-cell table:style-name="ce93" office:value-type="string" calcext:value-type="string">
            <text:p>TNewton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Newto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main definition [ N ] = [ kg ] * [ m/s2 ]</text:p>
          </table:table-cell>
          <table:table-cell table:style-name="ce96" office:value-type="string" calcext:value-type="string">
            <text:p>newton</text:p>
          </table:table-cell>
          <table:table-cell table:number-columns-repeated="2" table:style-name="ce96" office:value-type="string" calcext:value-type="string">
            <text:p>N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work [ J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joule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GJ</text:p>
          </table:table-cell>
          <table:table-cell table:style-name="ce93" office:value-type="string" calcext:value-type="string">
            <text:p>TJoule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joule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MJ</text:p>
          </table:table-cell>
          <table:table-cell table:style-name="ce93" office:value-type="string" calcext:value-type="string">
            <text:p>TJoule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joule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kJ</text:p>
          </table:table-cell>
          <table:table-cell table:style-name="ce93" office:value-type="string" calcext:value-type="string">
            <text:p>TJoule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J ] = [ N ] * [ m ]</text:p>
          </table:table-cell>
          <table:table-cell table:style-name="ce96" office:value-type="string" calcext:value-type="string">
            <text:p>joule</text:p>
          </table:table-cell>
          <table:table-cell table:number-columns-repeated="2" table:style-name="ce96" office:value-type="string" calcext:value-type="string">
            <text:p>J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pressure [ Pa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pascal?</text:p>
          </table:table-cell>
          <table:table-cell table:style-name="ce93" table:number-columns-repeated="4"/>
          <table:table-cell table:style-name="ce93" office:value-type="string" calcext:value-type="string">
            <text:p>gigapascal</text:p>
          </table:table-cell>
          <table:table-cell table:number-columns-repeated="2" table:style-name="ce93" office:value-type="string" calcext:value-type="string">
            <text:p>GPa</text:p>
          </table:table-cell>
          <table:table-cell table:style-name="ce93" office:value-type="string" calcext:value-type="string">
            <text:p>TPascal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pascal?</text:p>
          </table:table-cell>
          <table:table-cell table:style-name="ce93" table:number-columns-repeated="4"/>
          <table:table-cell table:style-name="ce93" office:value-type="string" calcext:value-type="string">
            <text:p>megapascal</text:p>
          </table:table-cell>
          <table:table-cell table:number-columns-repeated="2" table:style-name="ce93" office:value-type="string" calcext:value-type="string">
            <text:p>MPa</text:p>
          </table:table-cell>
          <table:table-cell table:style-name="ce93" office:value-type="string" calcext:value-type="string">
            <text:p>TPascal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pascal?</text:p>
          </table:table-cell>
          <table:table-cell table:style-name="ce93" table:number-columns-repeated="4"/>
          <table:table-cell table:style-name="ce93" office:value-type="string" calcext:value-type="string">
            <text:p>kilopascal</text:p>
          </table:table-cell>
          <table:table-cell table:number-columns-repeated="2" table:style-name="ce93" office:value-type="string" calcext:value-type="string">
            <text:p>kPa</text:p>
          </table:table-cell>
          <table:table-cell table:style-name="ce93" office:value-type="string" calcext:value-type="string">
            <text:p>TPascal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Pa ] = [ N ] / [ m2 ]</text:p>
          </table:table-cell>
          <table:table-cell table:style-name="ce96" office:value-type="string" calcext:value-type="string">
            <text:p>pascal</text:p>
          </table:table-cell>
          <table:table-cell table:number-columns-repeated="2" table:style-name="ce96" office:value-type="string" calcext:value-type="string">
            <text:p>Pa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Pa ] = [ J ] / [ m3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2" office:value-type="string" calcext:value-type="string">
            <text:p>// power [ W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watt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GW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watt?</text:p>
          </table:table-cell>
          <table:table-cell table:style-name="ce93" table:number-columns-repeated="5"/>
          <table:table-cell table:style-name="ce93" office:value-type="string" calcext:value-type="string">
            <text:p>MW</text:p>
          </table:table-cell>
          <table:table-cell table:style-name="ce93" office:value-type="string" calcext:value-type="string">
            <text:p>megawatt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watt?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kW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W ] = [ J ] / [ s ]</text:p>
          </table:table-cell>
          <table:table-cell table:style-name="ce96" office:value-type="string" calcext:value-type="string">
            <text:p>watt</text:p>
          </table:table-cell>
          <table:table-cell table:number-columns-repeated="2" table:style-name="ce96" office:value-type="string" calcext:value-type="string">
            <text:p>W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Hertz</text:p>
          </table:table-cell>
          <table:table-cell table:style-name="ce96" office:value-type="string" calcext:value-type="string">
            <text:p>alternative definition [ W ] = [ J ] * [ Hz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alternative definition [ W ] = [ A2 ] * [ <text:span text:style-name="T9">Ω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alternative definition [ W ] = [ N ] * [ m/s<text:span text:style-name="T9">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watt</text:p>
          </table:table-cell>
          <table:table-cell table:style-name="ce93" table:number-columns-repeated="5"/>
          <table:table-cell table:number-columns-repeated="2" table:style-name="ce93" office:value-type="string" calcext:value-type="string">
            <text:p>mW</text:p>
          </table:table-cell>
          <table:table-cell table:style-name="ce93" office:value-type="string" calcext:value-type="string">
            <text:p>TWatt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electric charge [ C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coulomb?</text:p>
          </table:table-cell>
          <table:table-cell table:style-name="ce93" table:number-columns-repeated="4"/>
          <table:table-cell table:style-name="ce93" office:value-type="string" calcext:value-type="string">
            <text:p>gigacoulomb</text:p>
          </table:table-cell>
          <table:table-cell table:number-columns-repeated="2" table:style-name="ce93" office:value-type="string" calcext:value-type="string">
            <text:p>GC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coulomb?</text:p>
          </table:table-cell>
          <table:table-cell table:style-name="ce93" table:number-columns-repeated="4"/>
          <table:table-cell table:style-name="ce93" office:value-type="string" calcext:value-type="string">
            <text:p>megacoulomb</text:p>
          </table:table-cell>
          <table:table-cell table:style-name="ce93" office:value-type="string" calcext:value-type="string">
            <text:p>MC</text:p>
          </table:table-cell>
          <table:table-cell table:style-name="ce93" office:value-type="string" calcext:value-type="string">
            <text:p>megacoulomb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coulomb?</text:p>
          </table:table-cell>
          <table:table-cell table:style-name="ce93" table:number-columns-repeated="4"/>
          <table:table-cell table:style-name="ce93" office:value-type="string" calcext:value-type="string">
            <text:p>kilocoulomb</text:p>
          </table:table-cell>
          <table:table-cell table:number-columns-repeated="2" table:style-name="ce93" office:value-type="string" calcext:value-type="string">
            <text:p>kC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Coulomb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C ] = [ s ] * [ A ]</text:p>
          </table:table-cell>
          <table:table-cell table:style-name="ce96" office:value-type="string" calcext:value-type="string">
            <text:p>coulomb</text:p>
          </table:table-cell>
          <table:table-cell table:number-columns-repeated="2" table:style-name="ce96" office:value-type="string" calcext:value-type="string">
            <text:p>C</text:p>
          </table:table-cell>
          <table:table-cell table:style-name="ce96"/>
          <table:table-cell table:style-name="ce177"/>
        </table:table-row>
        <table:table-row table:style-name="ro1">
          <table:table-cell table:style-name="ce78" office:value-type="string" calcext:value-type="string">
            <text:p>TMillicoulomb?</text:p>
          </table:table-cell>
          <table:table-cell table:style-name="ce93" table:number-columns-repeated="4"/>
          <table:table-cell table:style-name="ce93" office:value-type="string" calcext:value-type="string">
            <text:p>millicoulomb</text:p>
          </table:table-cell>
          <table:table-cell table:number-columns-repeated="2" table:style-name="ce93" office:value-type="string" calcext:value-type="string">
            <text:p>mC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electric charge [ C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SquareGigacoulomb?</text:p>
          </table:table-cell>
          <table:table-cell table:style-name="ce93" table:number-columns-repeated="4"/>
          <table:table-cell table:style-name="ce93" office:value-type="string" calcext:value-type="string">
            <text:p>square gigacoulomb</text:p>
          </table:table-cell>
          <table:table-cell table:number-columns-repeated="2" table:style-name="ce93" office:value-type="string" calcext:value-type="string">
            <text:p>GC2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E+018" calcext:value-type="float">
            <text:p>1E+18</text:p>
          </table:table-cell>
        </table:table-row>
        <table:table-row table:style-name="ro1">
          <table:table-cell table:style-name="ce78" office:value-type="string" calcext:value-type="string">
            <text:p>TSquareMegacoulomb?</text:p>
          </table:table-cell>
          <table:table-cell table:style-name="ce93" table:number-columns-repeated="4"/>
          <table:table-cell table:style-name="ce93" office:value-type="string" calcext:value-type="string">
            <text:p>square megacoulomb</text:p>
          </table:table-cell>
          <table:table-cell table:style-name="ce93" office:value-type="string" calcext:value-type="string">
            <text:p>MC2</text:p>
          </table:table-cell>
          <table:table-cell table:style-name="ce93" office:value-type="string" calcext:value-type="string">
            <text:p>squaremegacoulomb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000000" calcext:value-type="float">
            <text:p>1E+12</text:p>
          </table:table-cell>
        </table:table-row>
        <table:table-row table:style-name="ro1">
          <table:table-cell table:style-name="ce78" office:value-type="string" calcext:value-type="string">
            <text:p>TSquareKilocoulomb?</text:p>
          </table:table-cell>
          <table:table-cell table:style-name="ce93" table:number-columns-repeated="4"/>
          <table:table-cell table:style-name="ce93" office:value-type="string" calcext:value-type="string">
            <text:p>square kilocoulomb</text:p>
          </table:table-cell>
          <table:table-cell table:number-columns-repeated="2" table:style-name="ce93" office:value-type="string" calcext:value-type="string">
            <text:p>kC2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Coulomb?</text:p>
          </table:table-cell>
          <table:table-cell table:style-name="ce106" office:value-type="string" calcext:value-type="string">
            <text:p>main definition [ C2 ] = [ C ] * [ C ]</text:p>
          </table:table-cell>
          <table:table-cell table:style-name="ce96" office:value-type="string" calcext:value-type="string">
            <text:p>square coulomb</text:p>
          </table:table-cell>
          <table:table-cell table:number-columns-repeated="2" table:style-name="ce96" office:value-type="string" calcext:value-type="string">
            <text:p>C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Coulomb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Coulomb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SquareMillicoulomb?</text:p>
          </table:table-cell>
          <table:table-cell table:style-name="ce93" table:number-columns-repeated="4"/>
          <table:table-cell table:style-name="ce93" office:value-type="string" calcext:value-type="string">
            <text:p>square millicoulomb</text:p>
          </table:table-cell>
          <table:table-cell table:number-columns-repeated="2" table:style-name="ce93" office:value-type="string" calcext:value-type="string">
            <text:p>mC2</text:p>
          </table:table-cell>
          <table:table-cell table:style-name="ce93" office:value-type="string" calcext:value-type="string">
            <text:p>TCoulomb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82" office:value-type="string" calcext:value-type="string">
            <text:p>// voltage [ V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volt?</text:p>
          </table:table-cell>
          <table:table-cell table:style-name="ce93" table:number-columns-repeated="4"/>
          <table:table-cell table:style-name="ce93" office:value-type="string" calcext:value-type="string">
            <text:p>gigavolt</text:p>
          </table:table-cell>
          <table:table-cell table:number-columns-repeated="2" table:style-name="ce93" office:value-type="string" calcext:value-type="string">
            <text:p>GV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volt?</text:p>
          </table:table-cell>
          <table:table-cell table:style-name="ce93" table:number-columns-repeated="4"/>
          <table:table-cell table:style-name="ce93" office:value-type="string" calcext:value-type="string">
            <text:p>megavolt</text:p>
          </table:table-cell>
          <table:table-cell table:style-name="ce93" office:value-type="string" calcext:value-type="string">
            <text:p>MV</text:p>
          </table:table-cell>
          <table:table-cell table:style-name="ce93" office:value-type="string" calcext:value-type="string">
            <text:p>megavolt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volt?</text:p>
          </table:table-cell>
          <table:table-cell table:style-name="ce93" table:number-columns-repeated="4"/>
          <table:table-cell table:style-name="ce93" office:value-type="string" calcext:value-type="string">
            <text:p>kilovolt</text:p>
          </table:table-cell>
          <table:table-cell table:number-columns-repeated="2" table:style-name="ce93" office:value-type="string" calcext:value-type="string">
            <text:p>kV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Ampere?</text:p>
          </table:table-cell>
          <table:table-cell table:style-name="ce106" office:value-type="string" calcext:value-type="string">
            <text:p>main definition [ V ] = [ W ] / [ A ]</text:p>
          </table:table-cell>
          <table:table-cell table:style-name="ce96" office:value-type="string" calcext:value-type="string">
            <text:p>volt</text:p>
          </table:table-cell>
          <table:table-cell table:number-columns-repeated="2" table:style-name="ce96" office:value-type="string" calcext:value-type="string">
            <text:p>V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Volt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V ] = [ J ] / [ C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volt?</text:p>
          </table:table-cell>
          <table:table-cell table:style-name="ce93" table:number-columns-repeated="4"/>
          <table:table-cell table:style-name="ce93" office:value-type="string" calcext:value-type="string">
            <text:p>millivolt</text:p>
          </table:table-cell>
          <table:table-cell table:number-columns-repeated="2" table:style-name="ce93" office:value-type="string" calcext:value-type="string">
            <text:p>mV</text:p>
          </table:table-cell>
          <table:table-cell table:style-name="ce93" office:value-type="string" calcext:value-type="string">
            <text:p>TVolt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2" office:value-type="string" calcext:value-type="string">
            <text:p>// square voltage [ V2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Volt?</text:p>
          </table:table-cell>
          <table:table-cell table:style-name="ce106" office:value-type="string" calcext:value-type="string">
            <text:p>main definition [ V2 ] = [ V ] * [ V ]</text:p>
          </table:table-cell>
          <table:table-cell table:style-name="ce96" office:value-type="string" calcext:value-type="string">
            <text:p>square volt</text:p>
          </table:table-cell>
          <table:table-cell table:number-columns-repeated="2" table:style-name="ce96" office:value-type="string" calcext:value-type="string">
            <text:p>V2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alternative definition [ V2 ] = [ W ] * [ <text:span text:style-name="T9">Ω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Volt?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Volt?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2" office:value-type="string" calcext:value-type="string">
            <text:p>// farad [ F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farad?</text:p>
          </table:table-cell>
          <table:table-cell table:style-name="ce93" table:number-columns-repeated="4"/>
          <table:table-cell table:style-name="ce93" office:value-type="string" calcext:value-type="string">
            <text:p>gigafarad</text:p>
          </table:table-cell>
          <table:table-cell table:number-columns-repeated="2" table:style-name="ce93" office:value-type="string" calcext:value-type="string">
            <text:p>G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farad?</text:p>
          </table:table-cell>
          <table:table-cell table:style-name="ce93" table:number-columns-repeated="4"/>
          <table:table-cell table:style-name="ce93" office:value-type="string" calcext:value-type="string">
            <text:p>megafarad</text:p>
          </table:table-cell>
          <table:table-cell table:style-name="ce93" office:value-type="string" calcext:value-type="string">
            <text:p>MF</text:p>
          </table:table-cell>
          <table:table-cell table:style-name="ce93" office:value-type="string" calcext:value-type="string">
            <text:p>megafarad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farad?</text:p>
          </table:table-cell>
          <table:table-cell table:style-name="ce93" table:number-columns-repeated="4"/>
          <table:table-cell table:style-name="ce93" office:value-type="string" calcext:value-type="string">
            <text:p>kilofarad</text:p>
          </table:table-cell>
          <table:table-cell table:number-columns-repeated="2" table:style-name="ce93" office:value-type="string" calcext:value-type="string">
            <text:p>k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Volt?</text:p>
          </table:table-cell>
          <table:table-cell table:style-name="ce106" office:value-type="string" calcext:value-type="string">
            <text:p>main definition [ F ] = [ C ] / [ V ]</text:p>
          </table:table-cell>
          <table:table-cell table:style-name="ce96" office:value-type="string" calcext:value-type="string">
            <text:p>farad</text:p>
          </table:table-cell>
          <table:table-cell table:number-columns-repeated="2" table:style-name="ce96" office:value-type="string" calcext:value-type="string">
            <text:p>F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Farad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alternative definition [ F ] = [ C2 ] / [ J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farad?</text:p>
          </table:table-cell>
          <table:table-cell table:style-name="ce93" table:number-columns-repeated="4"/>
          <table:table-cell table:style-name="ce93" office:value-type="string" calcext:value-type="string">
            <text:p>millifarad</text:p>
          </table:table-cell>
          <table:table-cell table:number-columns-repeated="2" table:style-name="ce93" office:value-type="string" calcext:value-type="string">
            <text:p>m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farad?</text:p>
          </table:table-cell>
          <table:table-cell table:style-name="ce93" table:number-columns-repeated="4"/>
          <table:table-cell table:style-name="ce93" office:value-type="string" calcext:value-type="string">
            <text:p>microfarad</text:p>
          </table:table-cell>
          <table:table-cell table:number-columns-repeated="2" table:style-name="ce93" office:value-type="string" calcext:value-type="string">
            <text:p>u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farad?</text:p>
          </table:table-cell>
          <table:table-cell table:style-name="ce93" table:number-columns-repeated="4"/>
          <table:table-cell table:style-name="ce93" office:value-type="string" calcext:value-type="string">
            <text:p>nanofarad</text:p>
          </table:table-cell>
          <table:table-cell table:number-columns-repeated="2" table:style-name="ce93" office:value-type="string" calcext:value-type="string">
            <text:p>n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farad?</text:p>
          </table:table-cell>
          <table:table-cell table:style-name="ce93" table:number-columns-repeated="4"/>
          <table:table-cell table:style-name="ce93" office:value-type="string" calcext:value-type="string">
            <text:p>picofarad</text:p>
          </table:table-cell>
          <table:table-cell table:number-columns-repeated="2" table:style-name="ce93" office:value-type="string" calcext:value-type="string">
            <text:p>pF</text:p>
          </table:table-cell>
          <table:table-cell table:style-name="ce93" office:value-type="string" calcext:value-type="string">
            <text:p>TFarad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ohm [ <text:span text:style-name="T6">Ω ]</text:span>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78" office:value-type="string" calcext:value-type="string">
            <text:p>TGigaohm?</text:p>
          </table:table-cell>
          <table:table-cell table:style-name="ce93" table:number-columns-repeated="4"/>
          <table:table-cell table:style-name="ce93" office:value-type="string" calcext:value-type="string">
            <text:p>gigaohm</text:p>
          </table:table-cell>
          <table:table-cell table:style-name="ce93" office:value-type="string" calcext:value-type="string">
            <text:p>G<text:span text:style-name="T6">Ω</text:span></text:p>
          </table:table-cell>
          <table:table-cell table:style-name="ce93" office:value-type="string" calcext:value-type="string">
            <text:p>giga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Megaohm?</text:p>
          </table:table-cell>
          <table:table-cell table:style-name="ce93" table:number-columns-repeated="4"/>
          <table:table-cell table:style-name="ce93" office:value-type="string" calcext:value-type="string">
            <text:p>megaohm</text:p>
          </table:table-cell>
          <table:table-cell table:style-name="ce93" office:value-type="string" calcext:value-type="string">
            <text:p>M<text:span text:style-name="T9">Ω</text:span></text:p>
          </table:table-cell>
          <table:table-cell table:style-name="ce93" office:value-type="string" calcext:value-type="string">
            <text:p>mega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ohm?</text:p>
          </table:table-cell>
          <table:table-cell table:style-name="ce93" table:number-columns-repeated="4"/>
          <table:table-cell table:style-name="ce93" office:value-type="string" calcext:value-type="string">
            <text:p>kiloohm</text:p>
          </table:table-cell>
          <table:table-cell table:style-name="ce93" office:value-type="string" calcext:value-type="string">
            <text:p>k<text:span text:style-name="T9">Ω</text:span></text:p>
          </table:table-cell>
          <table:table-cell table:style-name="ce93" office:value-type="string" calcext:value-type="string">
            <text:p>kil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Volt?</text:p>
          </table:table-cell>
          <table:table-cell table:style-name="ce96" office:value-type="string" calcext:value-type="string">
            <text:p>TAmpere?</text:p>
          </table:table-cell>
          <table:table-cell table:style-name="ce106" office:value-type="string" calcext:value-type="string">
            <text:p>main definition [ <text:span text:style-name="T9">Ω</text:span> ] = [ V ] / [ A ]</text:p>
          </table:table-cell>
          <table:table-cell table:style-name="ce96" office:value-type="string" calcext:value-type="string">
            <text:p>ohm</text:p>
          </table:table-cell>
          <table:table-cell table:style-name="ce96" office:value-type="string" calcext:value-type="string">
            <text:p>Ω</text:p>
          </table:table-cell>
          <table:table-cell table:style-name="ce96" office:value-type="string" calcext:value-type="string">
            <text:p>ohm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Ohm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TFarad?</text:p>
          </table:table-cell>
          <table:table-cell table:style-name="ce106" office:value-type="string" calcext:value-type="string">
            <text:p>alternative definition [ <text:span text:style-name="T9">Ω ] = [ s ] / [ F ]</text:span>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Milliohm?</text:p>
          </table:table-cell>
          <table:table-cell table:style-name="ce93" table:number-columns-repeated="4"/>
          <table:table-cell table:style-name="ce93" office:value-type="string" calcext:value-type="string">
            <text:p>milliohm</text:p>
          </table:table-cell>
          <table:table-cell table:style-name="ce93" office:value-type="string" calcext:value-type="string">
            <text:p>m<text:span text:style-name="T9">Ω</text:span></text:p>
          </table:table-cell>
          <table:table-cell table:style-name="ce93" office:value-type="string" calcext:value-type="string">
            <text:p>milli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Microohm?</text:p>
          </table:table-cell>
          <table:table-cell table:style-name="ce93" table:number-columns-repeated="4"/>
          <table:table-cell table:style-name="ce93" office:value-type="string" calcext:value-type="string">
            <text:p>microohm</text:p>
          </table:table-cell>
          <table:table-cell table:style-name="ce93" office:value-type="string" calcext:value-type="string">
            <text:p>u<text:span text:style-name="T9">Ω</text:span></text:p>
          </table:table-cell>
          <table:table-cell table:style-name="ce93" office:value-type="string" calcext:value-type="string">
            <text:p>micr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0001" calcext:value-type="float">
            <text:p>1E-06</text:p>
          </table:table-cell>
        </table:table-row>
        <table:table-row table:style-name="ro1">
          <table:table-cell table:style-name="ce78" office:value-type="string" calcext:value-type="string">
            <text:p>TNanoohm?</text:p>
          </table:table-cell>
          <table:table-cell table:style-name="ce93" table:number-columns-repeated="4"/>
          <table:table-cell table:style-name="ce93" office:value-type="string" calcext:value-type="string">
            <text:p>nanoohm</text:p>
          </table:table-cell>
          <table:table-cell table:style-name="ce93" office:value-type="string" calcext:value-type="string">
            <text:p>n<text:span text:style-name="T9">Ω</text:span></text:p>
          </table:table-cell>
          <table:table-cell table:style-name="ce93" office:value-type="string" calcext:value-type="string">
            <text:p>nan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0000001" calcext:value-type="float">
            <text:p>1E-09</text:p>
          </table:table-cell>
        </table:table-row>
        <table:table-row table:style-name="ro1">
          <table:table-cell table:style-name="ce78" office:value-type="string" calcext:value-type="string">
            <text:p>TPicoohm?</text:p>
          </table:table-cell>
          <table:table-cell table:style-name="ce93" table:number-columns-repeated="4"/>
          <table:table-cell table:style-name="ce93" office:value-type="string" calcext:value-type="string">
            <text:p>picoohm</text:p>
          </table:table-cell>
          <table:table-cell table:style-name="ce93" office:value-type="string" calcext:value-type="string">
            <text:p>p<text:span text:style-name="T9">Ω</text:span></text:p>
          </table:table-cell>
          <table:table-cell table:style-name="ce93" office:value-type="string" calcext:value-type="string">
            <text:p>picoohm</text:p>
          </table:table-cell>
          <table:table-cell table:style-name="ce93" office:value-type="string" calcext:value-type="string">
            <text:p>TOhm?</text:p>
          </table:table-cell>
          <table:table-cell table:style-name="ce172" office:value-type="float" office:value="0.000000000001" calcext:value-type="float">
            <text:p>1E-12</text:p>
          </table:table-cell>
        </table:table-row>
        <table:table-row table:style-name="ro1">
          <table:table-cell table:style-name="ce82" office:value-type="string" calcext:value-type="string">
            <text:p>// siemens [ S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Siemens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ReciprocalOhm?</text:p>
          </table:table-cell>
          <table:table-cell table:style-name="ce96" table:number-columns-repeated="2"/>
          <table:table-cell table:style-name="ce96" office:value-type="string" calcext:value-type="string">
            <text:p>siemens</text:p>
          </table:table-cell>
          <table:table-cell table:style-name="ce96" office:value-type="string" calcext:value-type="string">
            <text:p>S</text:p>
          </table:table-cell>
          <table:table-cell table:style-name="ce96" office:value-type="string" calcext:value-type="string">
            <text:p>siemens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weber [ Wb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Weber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Volt?</text:p>
          </table:table-cell>
          <table:table-cell table:style-name="ce96" office:value-type="string" calcext:value-type="string">
            <text:p>TSecond?</text:p>
          </table:table-cell>
          <table:table-cell table:style-name="ce96"/>
          <table:table-cell table:style-name="ce96" office:value-type="string" calcext:value-type="string">
            <text:p>weber</text:p>
          </table:table-cell>
          <table:table-cell table:number-columns-repeated="2" table:style-name="ce96" office:value-type="string" calcext:value-type="string">
            <text:p>Wb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tesla [ T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Tesla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eber?</text:p>
          </table:table-cell>
          <table:table-cell table:style-name="ce96" office:value-type="string" calcext:value-type="string">
            <text:p>TSquaremeter?</text:p>
          </table:table-cell>
          <table:table-cell table:style-name="ce96"/>
          <table:table-cell table:style-name="ce96" office:value-type="string" calcext:value-type="string">
            <text:p>tesla</text:p>
          </table:table-cell>
          <table:table-cell table:number-columns-repeated="2" table:style-name="ce96" office:value-type="string" calcext:value-type="string">
            <text:p>T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henry [ H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Henry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eber?</text:p>
          </table:table-cell>
          <table:table-cell table:style-name="ce96" office:value-type="string" calcext:value-type="string">
            <text:p>TAmpere?</text:p>
          </table:table-cell>
          <table:table-cell table:style-name="ce96"/>
          <table:table-cell table:style-name="ce96" office:value-type="string" calcext:value-type="string">
            <text:p>henry</text:p>
          </table:table-cell>
          <table:table-cell table:style-name="ce96" office:value-type="string" calcext:value-type="string">
            <text:p>H</text:p>
          </table:table-cell>
          <table:table-cell table:style-name="ce96" office:value-type="string" calcext:value-type="string">
            <text:p>Henry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lumen [ lm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Lumen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andela?</text:p>
          </table:table-cell>
          <table:table-cell table:style-name="ce96" office:value-type="string" calcext:value-type="string">
            <text:p>TSteradian?</text:p>
          </table:table-cell>
          <table:table-cell table:style-name="ce96"/>
          <table:table-cell table:style-name="ce96" office:value-type="string" calcext:value-type="string">
            <text:p>lumen</text:p>
          </table:table-cell>
          <table:table-cell table:number-columns-repeated="2" table:style-name="ce96" office:value-type="string" calcext:value-type="string">
            <text:p>lm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lux [ lx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Lux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Lumen?</text:p>
          </table:table-cell>
          <table:table-cell table:style-name="ce96" office:value-type="string" calcext:value-type="string">
            <text:p>TSquareMeter?</text:p>
          </table:table-cell>
          <table:table-cell table:style-name="ce96"/>
          <table:table-cell table:style-name="ce96" office:value-type="string" calcext:value-type="string">
            <text:p>lux</text:p>
          </table:table-cell>
          <table:table-cell table:number-columns-repeated="2" table:style-name="ce96" office:value-type="string" calcext:value-type="string">
            <text:p>lx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bequerel [ Bq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Bequerel?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Hertz</text:p>
          </table:table-cell>
          <table:table-cell table:style-name="ce96" table:number-columns-repeated="2"/>
          <table:table-cell table:style-name="ce96" office:value-type="string" calcext:value-type="string">
            <text:p>bequerel</text:p>
          </table:table-cell>
          <table:table-cell table:number-columns-repeated="2" table:style-name="ce96" office:value-type="string" calcext:value-type="string">
            <text:p>Bq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sievert [ Sv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Sievert?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PerKilogram</text:p>
          </table:table-cell>
          <table:table-cell table:style-name="ce96" table:number-columns-repeated="2"/>
          <table:table-cell table:style-name="ce96" office:value-type="string" calcext:value-type="string">
            <text:p>sievert</text:p>
          </table:table-cell>
          <table:table-cell table:number-columns-repeated="2" table:style-name="ce96" office:value-type="string" calcext:value-type="string">
            <text:p>Sv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gray [ Gy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Gray?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PerKilogram</text:p>
          </table:table-cell>
          <table:table-cell table:style-name="ce96" table:number-columns-repeated="2"/>
          <table:table-cell table:style-name="ce96" office:value-type="string" calcext:value-type="string">
            <text:p>gray</text:p>
          </table:table-cell>
          <table:table-cell table:number-columns-repeated="2" table:style-name="ce96" office:value-type="string" calcext:value-type="string">
            <text:p>Gy</text:p>
          </table:table-cell>
          <table:table-cell table:style-name="ce96"/>
          <table:table-cell table:style-name="ce177"/>
        </table:table-row>
        <table:table-row table:style-name="ro1">
          <table:table-cell table:style-name="ce82" office:value-type="string" calcext:value-type="string">
            <text:p>// katal [ kat ]</text:p>
          </table:table-cell>
          <table:table-cell table:style-name="ce97" office:value-type="string" calcext:value-type="string">
            <text:p>Operator</text:p>
          </table:table-cell>
          <table:table-cell table:style-name="ce97" office:value-type="string" calcext:value-type="string">
            <text:p>Parent-1</text:p>
          </table:table-cell>
          <table:table-cell table:style-name="ce97" office:value-type="string" calcext:value-type="string">
            <text:p>Parent-2</text:p>
          </table:table-cell>
          <table:table-cell table:style-name="ce97" office:value-type="string" calcext:value-type="string">
            <text:p>Comment</text:p>
          </table:table-cell>
          <table:table-cell table:style-name="ce138" table:number-columns-repeated="3"/>
          <table:table-cell table:style-name="ce137"/>
          <table:table-cell table:style-name="ce181"/>
        </table:table-row>
        <table:table-row table:style-name="ro1">
          <table:table-cell table:style-name="ce81" office:value-type="string" calcext:value-type="string">
            <text:p>TKatal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TSecond?</text:p>
          </table:table-cell>
          <table:table-cell table:style-name="ce96"/>
          <table:table-cell table:style-name="ce96" office:value-type="string" calcext:value-type="string">
            <text:p>katal</text:p>
          </table:table-cell>
          <table:table-cell table:number-columns-repeated="2" table:style-name="ce96" office:value-type="string" calcext:value-type="string">
            <text:p>kat</text:p>
          </table:table-cell>
          <table:table-cell table:style-name="ce96"/>
          <table:table-cell table:style-name="ce177"/>
        </table:table-row>
        <table:table-row table:style-name="ro1">
          <table:table-cell table:style-name="ce80" office:value-type="string" calcext:value-type="string">
            <text:p>// Square Speed [ m2 / s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quareSecond?</text:p>
          </table:table-cell>
          <table:table-cell table:style-name="ce96" office:value-type="string" calcext:value-type="string">
            <text:p>main definition [ m2/s2 ] = [ m2 ] / [ s2 ]</text:p>
          </table:table-cell>
          <table:table-cell table:style-name="ce96" office:value-type="string" calcext:value-type="string">
            <text:p>square meter per square second</text:p>
          </table:table-cell>
          <table:table-cell table:style-name="ce96" office:value-type="string" calcext:value-type="string">
            <text:p>m2/s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alternative definition [ m2/s2 ] = [ m/s ] / [ m/s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m2/s2 ] = [ m/s2 ] *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quareSecond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Meter?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Square Angular Speed [ rad2 / s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6" office:value-type="string" calcext:value-type="string">
            <text:p>*</text:p>
          </table:table-cell>
          <table:table-cell table:number-columns-repeated="2" table:style-name="ce96" office:value-type="string" calcext:value-type="string">
            <text:p>TRadian?PerSecond</text:p>
          </table:table-cell>
          <table:table-cell table:style-name="ce96" office:value-type="string" calcext:value-type="string">
            <text:p>main definition [ rad2/s2 ] = [ rad/s ] * [ rad/s ]</text:p>
          </table:table-cell>
          <table:table-cell table:style-name="ce96" office:value-type="string" calcext:value-type="string">
            <text:p>square rad per square second</text:p>
          </table:table-cell>
          <table:table-cell table:style-name="ce96" office:value-type="string" calcext:value-type="string">
            <text:p>rad2/s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rad2/s2 ] = [ m/s2 ] /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Radian?PerSquareSecond</text:p>
          </table:table-cell>
          <table:table-cell table:style-name="ce96" office:value-type="string" calcext:value-type="string">
            <text:p>SquarePower</text:p>
          </table:table-cell>
          <table:table-cell table:style-name="ce96" office:value-type="string" calcext:value-type="string">
            <text:p>TRadian?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kilogram meter [ kg * m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Kilogra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 ] = [ kg ] * [ m ]</text:p>
          </table:table-cell>
          <table:table-cell table:style-name="ce96" office:value-type="string" calcext:value-type="string">
            <text:p>kilogram meter</text:p>
          </table:table-cell>
          <table:table-cell table:style-name="ce96" office:value-type="string" calcext:value-type="string">
            <text:p>kg·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Moment of inertia [ kg * m2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kg*m2 ] = [ kg ] * [ m2 ]</text:p>
          </table:table-cell>
          <table:table-cell table:style-name="ce96" office:value-type="string" calcext:value-type="string">
            <text:p>kilogram square meter</text:p>
          </table:table-cell>
          <table:table-cell table:style-name="ce96" office:value-type="string" calcext:value-type="string">
            <text:p>kg·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2 ] = [ kg*m ] *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Kilogram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quareRadian?PerSquareSecond</text:p>
          </table:table-cell>
          <table:table-cell table:style-name="ce96" office:value-type="string" calcext:value-type="string">
            <text:p>alternative definition [ kg*m2 ] = [ J ] / [ rad2/s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Density [ kg / m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78" office:value-type="string" calcext:value-type="string">
            <text:p>TKilogram?PerCubicMill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gram?</text:p>
          </table:table-cell>
          <table:table-cell table:style-name="ce93" office:value-type="string" calcext:value-type="string">
            <text:p>TCubicMillimeter?</text:p>
          </table:table-cell>
          <table:table-cell table:style-name="ce93"/>
          <table:table-cell table:style-name="ce93" office:value-type="string" calcext:value-type="string">
            <text:p>kilogram per cubic millimeter</text:p>
          </table:table-cell>
          <table:table-cell table:style-name="ce93" office:value-type="string" calcext:value-type="string">
            <text:p>kg/m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1000000000" calcext:value-type="float">
            <text:p>1E+09</text:p>
          </table:table-cell>
        </table:table-row>
        <table:table-row table:style-name="ro1">
          <table:table-cell table:style-name="ce78" office:value-type="string" calcext:value-type="string">
            <text:p>TKilogram?PerCubicCent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gram?</text:p>
          </table:table-cell>
          <table:table-cell table:style-name="ce93" office:value-type="string" calcext:value-type="string">
            <text:p>TCubicCentimeter?</text:p>
          </table:table-cell>
          <table:table-cell table:style-name="ce93"/>
          <table:table-cell table:style-name="ce93" office:value-type="string" calcext:value-type="string">
            <text:p>kilogram per cubic centimeter</text:p>
          </table:table-cell>
          <table:table-cell table:style-name="ce93" office:value-type="string" calcext:value-type="string">
            <text:p>kg/c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1000000" calcext:value-type="float">
            <text:p>1E+06</text:p>
          </table:table-cell>
        </table:table-row>
        <table:table-row table:style-name="ro1">
          <table:table-cell table:style-name="ce78" office:value-type="string" calcext:value-type="string">
            <text:p>TKilogram?PerCubicDec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Kilogram?</text:p>
          </table:table-cell>
          <table:table-cell table:style-name="ce93" office:value-type="string" calcext:value-type="string">
            <text:p>TCubicDecimeter?</text:p>
          </table:table-cell>
          <table:table-cell table:style-name="ce93"/>
          <table:table-cell table:style-name="ce93" office:value-type="string" calcext:value-type="string">
            <text:p>kilogram per cubic decimeter</text:p>
          </table:table-cell>
          <table:table-cell table:style-name="ce93" office:value-type="string" calcext:value-type="string">
            <text:p>kg/d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1" office:value-type="string" calcext:value-type="string">
            <text:p>TKilogram?PerCubic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main definition [ kg/m3 ] = [ kg ] / [ m3 ]</text:p>
          </table:table-cell>
          <table:table-cell table:style-name="ce96" office:value-type="string" calcext:value-type="string">
            <text:p>kilogram per cubic meter</text:p>
          </table:table-cell>
          <table:table-cell table:style-name="ce96" office:value-type="string" calcext:value-type="string">
            <text:p>kg/m3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78" office:value-type="string" calcext:value-type="string">
            <text:p>THectogram?PerCubic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Hectogram?</text:p>
          </table:table-cell>
          <table:table-cell table:style-name="ce93" office:value-type="string" calcext:value-type="string">
            <text:p>TCubicMeter?</text:p>
          </table:table-cell>
          <table:table-cell table:style-name="ce93"/>
          <table:table-cell table:style-name="ce93" office:value-type="string" calcext:value-type="string">
            <text:p>hectogram per cubic meter</text:p>
          </table:table-cell>
          <table:table-cell table:style-name="ce93" office:value-type="string" calcext:value-type="string">
            <text:p>hg/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0.1" calcext:value-type="float">
            <text:p>1E-01</text:p>
          </table:table-cell>
        </table:table-row>
        <table:table-row table:style-name="ro1">
          <table:table-cell table:style-name="ce78" office:value-type="string" calcext:value-type="string">
            <text:p>TDecagram?PerCubic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Decagram?</text:p>
          </table:table-cell>
          <table:table-cell table:style-name="ce93" office:value-type="string" calcext:value-type="string">
            <text:p>TCubicMeter?</text:p>
          </table:table-cell>
          <table:table-cell table:style-name="ce93"/>
          <table:table-cell table:style-name="ce93" office:value-type="string" calcext:value-type="string">
            <text:p>decagram per cubic meter</text:p>
          </table:table-cell>
          <table:table-cell table:style-name="ce93" office:value-type="string" calcext:value-type="string">
            <text:p>dag/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0.01" calcext:value-type="float">
            <text:p>1E-02</text:p>
          </table:table-cell>
        </table:table-row>
        <table:table-row table:style-name="ro1">
          <table:table-cell table:style-name="ce78" office:value-type="string" calcext:value-type="string">
            <text:p>TGram?PerCubic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Gram?</text:p>
          </table:table-cell>
          <table:table-cell table:style-name="ce93" office:value-type="string" calcext:value-type="string">
            <text:p>TCubicMeter?</text:p>
          </table:table-cell>
          <table:table-cell table:style-name="ce93"/>
          <table:table-cell table:style-name="ce93" office:value-type="string" calcext:value-type="string">
            <text:p>gram per cubic meter</text:p>
          </table:table-cell>
          <table:table-cell table:style-name="ce93" office:value-type="string" calcext:value-type="string">
            <text:p>g/m3</text:p>
          </table:table-cell>
          <table:table-cell table:style-name="ce93"/>
          <table:table-cell table:style-name="ce93" office:value-type="string" calcext:value-type="string">
            <text:p>TKilogram?PerCubicMeter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reciprocal coulomb [ 1 / C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ReciprocalCoulomb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1/C ] = 1 / [ C ]</text:p>
          </table:table-cell>
          <table:table-cell table:style-name="ce96" office:value-type="string" calcext:value-type="string">
            <text:p>reciprocal coulomb</text:p>
          </table:table-cell>
          <table:table-cell table:style-name="ce96" office:value-type="string" calcext:value-type="string">
            <text:p>1/C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reciprocal ohm [ 1 / <text:span text:style-name="T6">Ω ]</text:span></text:p>
          </table:table-cell>
          <table:table-cell table:style-name="ce95" table:number-columns-repeated="4"/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ReciprocalOhm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main definition [ 1/<text:span text:style-name="T6">Ω</text:span> ] = 1 / [ <text:span text:style-name="T6">Ω</text:span> ]</text:p>
          </table:table-cell>
          <table:table-cell table:style-name="ce96" office:value-type="string" calcext:value-type="string">
            <text:p>reciprocal ohm</text:p>
          </table:table-cell>
          <table:table-cell table:style-name="ce96" office:value-type="string" calcext:value-type="string">
            <text:p>1/<text:span text:style-name="T6">Ω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joule per radian [ J / rad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Joule?PerRadia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main definition [ J/rad ] = [ J ] / [ rad ]</text:p>
          </table:table-cell>
          <table:table-cell table:style-name="ce96" office:value-type="string" calcext:value-type="string">
            <text:p>joule per radian</text:p>
          </table:table-cell>
          <table:table-cell table:style-name="ce162" office:value-type="string" calcext:value-type="string">
            <text:p>J/rad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joule per kilogram [ J / kg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Joule?Per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main definition [ J/kg ] = [ J ] / [ kg ]</text:p>
          </table:table-cell>
          <table:table-cell table:style-name="ce96" office:value-type="string" calcext:value-type="string">
            <text:p>joule per kilogram</text:p>
          </table:table-cell>
          <table:table-cell table:style-name="ce96" office:value-type="string" calcext:value-type="string">
            <text:p>J/kg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3" office:value-type="string" calcext:value-type="string">
            <text:p>TJoule?PerKilogram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SquareMeter?PerSquareSecond</text:p>
          </table:table-cell>
          <table:table-cell table:style-name="ce105"/>
          <table:table-cell table:style-name="ce96" table:number-columns-repeated="5"/>
          <table:table-cell table:style-name="ce177"/>
        </table:table-row>
        <table:table-row table:style-name="ro1">
          <table:table-cell table:style-name="ce80" office:value-type="string" calcext:value-type="string">
            <text:p>// Surface Tension [ N / m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N/m ] = [ N ] / [ m ]</text:p>
          </table:table-cell>
          <table:table-cell table:style-name="ce96" office:value-type="string" calcext:value-type="string">
            <text:p>newton per meter</text:p>
          </table:table-cell>
          <table:table-cell table:style-name="ce96" office:value-type="string" calcext:value-type="string">
            <text:p>N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N/m ] = [ Pa ] *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78" office:value-type="string" calcext:value-type="string">
            <text:p>TNewton?PerDec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</text:p>
          </table:table-cell>
          <table:table-cell table:style-name="ce93" office:value-type="string" calcext:value-type="string">
            <text:p>TDecimeter?</text:p>
          </table:table-cell>
          <table:table-cell table:style-name="ce93" office:value-type="string" calcext:value-type="string">
            <text:p>main definition [ N/dm ] = [ N ] / [ dm ]</text:p>
          </table:table-cell>
          <table:table-cell table:style-name="ce93" office:value-type="string" calcext:value-type="string">
            <text:p>newton per decimeter</text:p>
          </table:table-cell>
          <table:table-cell table:style-name="ce93" office:value-type="string" calcext:value-type="string">
            <text:p>N/dm</text:p>
          </table:table-cell>
          <table:table-cell table:style-name="ce93"/>
          <table:table-cell table:style-name="ce93" office:value-type="string" calcext:value-type="string">
            <text:p>TNewton?PerMeter</text:p>
          </table:table-cell>
          <table:table-cell table:style-name="ce172" office:value-type="float" office:value="10" calcext:value-type="float">
            <text:p>1E+01</text:p>
          </table:table-cell>
        </table:table-row>
        <table:table-row table:style-name="ro1">
          <table:table-cell table:style-name="ce78" office:value-type="string" calcext:value-type="string">
            <text:p>TNewton?PerCent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</text:p>
          </table:table-cell>
          <table:table-cell table:style-name="ce93" office:value-type="string" calcext:value-type="string">
            <text:p>TCentimeter?</text:p>
          </table:table-cell>
          <table:table-cell table:style-name="ce93" office:value-type="string" calcext:value-type="string">
            <text:p>main definition [ N/cm ] = [ N ] / [ cm ]</text:p>
          </table:table-cell>
          <table:table-cell table:style-name="ce93" office:value-type="string" calcext:value-type="string">
            <text:p>newton per centimeter</text:p>
          </table:table-cell>
          <table:table-cell table:style-name="ce93" office:value-type="string" calcext:value-type="string">
            <text:p>N/cm</text:p>
          </table:table-cell>
          <table:table-cell table:style-name="ce93"/>
          <table:table-cell table:style-name="ce93" office:value-type="string" calcext:value-type="string">
            <text:p>TNewton?PerMeter</text:p>
          </table:table-cell>
          <table:table-cell table:style-name="ce172" office:value-type="float" office:value="100" calcext:value-type="float">
            <text:p>1E+02</text:p>
          </table:table-cell>
        </table:table-row>
        <table:table-row table:style-name="ro1">
          <table:table-cell table:style-name="ce78" office:value-type="string" calcext:value-type="string">
            <text:p>TNewton?PerMillimeter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</text:p>
          </table:table-cell>
          <table:table-cell table:style-name="ce93" office:value-type="string" calcext:value-type="string">
            <text:p>TMillimeter?</text:p>
          </table:table-cell>
          <table:table-cell table:style-name="ce93" office:value-type="string" calcext:value-type="string">
            <text:p>main definition [ N/mm ] = [ N ] / [ mm ]</text:p>
          </table:table-cell>
          <table:table-cell table:style-name="ce93" office:value-type="string" calcext:value-type="string">
            <text:p>newton per millimeter</text:p>
          </table:table-cell>
          <table:table-cell table:style-name="ce93" office:value-type="string" calcext:value-type="string">
            <text:p>N/mm</text:p>
          </table:table-cell>
          <table:table-cell table:style-name="ce93"/>
          <table:table-cell table:style-name="ce93" office:value-type="string" calcext:value-type="string">
            <text:p>TNewton?PerMeter</text:p>
          </table:table-cell>
          <table:table-cell table:style-name="ce172" office:value-type="float" office:value="1000" calcext:value-type="float">
            <text:p>1E+03</text:p>
          </table:table-cell>
        </table:table-row>
        <table:table-row table:style-name="ro1">
          <table:table-cell table:style-name="ce80" office:value-type="string" calcext:value-type="string">
            <text:p>// newton meter [ N * m ]</text:p>
          </table:table-cell>
          <table:table-cell table:style-name="ce95" table:number-columns-repeated="4"/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3" office:value-type="string" calcext:value-type="string">
            <text:p>TNewton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SquareMeter</text:p>
          </table:table-cell>
          <table:table-cell table:style-name="ce96" office:value-type="string" calcext:value-type="string">
            <text:p>TRadian?PerSquareSecond</text:p>
          </table:table-cell>
          <table:table-cell table:style-name="ce96" office:value-type="string" calcext:value-type="string">
            <text:p>main definition [ N*m ] = [ kg*m2 ] * [ rad/s2 ]</text:p>
          </table:table-cell>
          <table:table-cell table:style-name="ce96" office:value-type="string" calcext:value-type="string">
            <text:p>newton meter</text:p>
          </table:table-cell>
          <table:table-cell table:style-name="ce96" office:value-type="string" calcext:value-type="string">
            <text:p>N<text:span text:style-name="T7">·</text:span>m</text:p>
          </table:table-cell>
          <table:table-cell table:style-name="ce96" office:value-type="string" calcext:value-type="string">
            <text:p>Nm</text:p>
          </table:table-cell>
          <table:table-cell table:style-name="ce96"/>
          <table:table-cell table:style-name="ce177"/>
        </table:table-row>
        <table:table-row table:style-name="ro1">
          <table:table-cell table:style-name="ce81" office:value-type="string" calcext:value-type="string">
            <text:p>TNewton?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</text:p>
          </table:table-cell>
          <table:table-cell table:style-name="ce96" table:number-columns-repeated="2"/>
          <table:table-cell table:style-name="ce135" table:number-columns-repeated="3"/>
          <table:table-cell table:style-name="ce96"/>
          <table:table-cell table:style-name="ce177"/>
        </table:table-row>
        <table:table-row table:style-name="ro1">
          <table:table-cell table:style-name="ce78" office:value-type="string" calcext:value-type="string">
            <text:p>TNewton?Millimeter</text:p>
          </table:table-cell>
          <table:table-cell table:style-name="ce93" table:number-columns-repeated="4"/>
          <table:table-cell table:style-name="ce93" office:value-type="string" calcext:value-type="string">
            <text:p>newton millimeter</text:p>
          </table:table-cell>
          <table:table-cell table:style-name="ce93" office:value-type="string" calcext:value-type="string">
            <text:p>N·mm</text:p>
          </table:table-cell>
          <table:table-cell table:style-name="ce93" office:value-type="string" calcext:value-type="string">
            <text:p>Nmm</text:p>
          </table:table-cell>
          <table:table-cell table:style-name="ce93" office:value-type="string" calcext:value-type="string">
            <text:p>TNewton?Meter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80" office:value-type="string" calcext:value-type="string">
            <text:p>// newton meter per radian [ N * m / rad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Meter</text:p>
          </table:table-cell>
          <table:table-cell table:style-name="ce96" office:value-type="string" calcext:value-type="string">
            <text:p>TRadian?</text:p>
          </table:table-cell>
          <table:table-cell table:style-name="ce96" office:value-type="string" calcext:value-type="string">
            <text:p>main definition [ N*m/rad ] = [ N*m ] / [ rad ]</text:p>
          </table:table-cell>
          <table:table-cell table:style-name="ce96" office:value-type="string" calcext:value-type="string">
            <text:p>newton meter per radian</text:p>
          </table:table-cell>
          <table:table-cell table:style-name="ce162" office:value-type="string" calcext:value-type="string">
            <text:p>N<text:span text:style-name="T7">·m</text:span>/rad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MeterPerRadian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Joule?PerRadian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78" office:value-type="string" calcext:value-type="string">
            <text:p>TNewton?MillimeterPerRadian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Millimeter</text:p>
          </table:table-cell>
          <table:table-cell table:style-name="ce93" office:value-type="string" calcext:value-type="string">
            <text:p>TRadian?</text:p>
          </table:table-cell>
          <table:table-cell table:style-name="ce93" office:value-type="string" calcext:value-type="string">
            <text:p>main definition [ N*mm/rad ] = [ N*mm ] / [ rad ]</text:p>
          </table:table-cell>
          <table:table-cell table:style-name="ce93" office:value-type="string" calcext:value-type="string">
            <text:p>newton millimeter per radian</text:p>
          </table:table-cell>
          <table:table-cell table:style-name="ce93" office:value-type="string" calcext:value-type="string">
            <text:p>N<text:span text:style-name="T7">·mm</text:span>/rad</text:p>
          </table:table-cell>
          <table:table-cell table:style-name="ce166"/>
          <table:table-cell table:style-name="ce93" office:value-type="string" calcext:value-type="string">
            <text:p>TNewton?MeterPerRadian</text:p>
          </table:table-cell>
          <table:table-cell table:style-name="ce172" office:value-type="float" office:value="0.001" calcext:value-type="float">
            <text:p>1E-03</text:p>
          </table:table-cell>
        </table:table-row>
        <table:table-row table:style-name="ro1">
          <table:table-cell table:style-name="ce78" office:value-type="string" calcext:value-type="string">
            <text:p>TNewton?MeterPerDegree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Meter</text:p>
          </table:table-cell>
          <table:table-cell table:style-name="ce93" office:value-type="string" calcext:value-type="string">
            <text:p>TDegree?</text:p>
          </table:table-cell>
          <table:table-cell table:style-name="ce93" office:value-type="string" calcext:value-type="string">
            <text:p>main definition [ N*m/deg ] = [ N*m ] / [ deg ]</text:p>
          </table:table-cell>
          <table:table-cell table:style-name="ce93" office:value-type="string" calcext:value-type="string">
            <text:p>newton meter per degree</text:p>
          </table:table-cell>
          <table:table-cell table:style-name="ce93" office:value-type="string" calcext:value-type="string">
            <text:p>N·m/deg</text:p>
          </table:table-cell>
          <table:table-cell table:style-name="ce93"/>
          <table:table-cell table:style-name="ce93" office:value-type="string" calcext:value-type="string">
            <text:p>TNewton?MeterPerRadian</text:p>
          </table:table-cell>
          <table:table-cell table:style-name="ce172" office:value-type="string" calcext:value-type="string">
            <text:p>180/Pi</text:p>
          </table:table-cell>
        </table:table-row>
        <table:table-row table:style-name="ro1">
          <table:table-cell table:style-name="ce78" office:value-type="string" calcext:value-type="string">
            <text:p>TNewton?MillimeterPerDegree</text:p>
          </table:table-cell>
          <table:table-cell table:style-name="ce93" office:value-type="string" calcext:value-type="string">
            <text:p>/</text:p>
          </table:table-cell>
          <table:table-cell table:style-name="ce93" office:value-type="string" calcext:value-type="string">
            <text:p>TNewton?Millimeter</text:p>
          </table:table-cell>
          <table:table-cell table:style-name="ce93" office:value-type="string" calcext:value-type="string">
            <text:p>TDegree?</text:p>
          </table:table-cell>
          <table:table-cell table:style-name="ce93" office:value-type="string" calcext:value-type="string">
            <text:p>main definition [ N*mm/deg ] = [ N*mm ] / [ deg ]</text:p>
          </table:table-cell>
          <table:table-cell table:style-name="ce93" office:value-type="string" calcext:value-type="string">
            <text:p>newton millimeter per degree</text:p>
          </table:table-cell>
          <table:table-cell table:style-name="ce93" office:value-type="string" calcext:value-type="string">
            <text:p>N·mm/deg</text:p>
          </table:table-cell>
          <table:table-cell table:style-name="ce93"/>
          <table:table-cell table:style-name="ce93" office:value-type="string" calcext:value-type="string">
            <text:p>TNewton?MeterPerRadian</text:p>
          </table:table-cell>
          <table:table-cell table:style-name="ce172" office:value-type="string" calcext:value-type="string">
            <text:p>9/50/Pi</text:p>
          </table:table-cell>
        </table:table-row>
        <table:table-row table:style-name="ro1">
          <table:table-cell table:style-name="ce80" office:value-type="string" calcext:value-type="string">
            <text:p>// Continuity equation Po = dV/t = S*v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3/s ] = [ m3 ] / [ s ]</text:p>
          </table:table-cell>
          <table:table-cell table:style-name="ce96" office:value-type="string" calcext:value-type="string">
            <text:p>cubic meter per second</text:p>
          </table:table-cell>
          <table:table-cell table:style-name="ce96" office:value-type="string" calcext:value-type="string">
            <text:p>m3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CubicMeter?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alternative definition [ m3/s ] = [ m2 ] * [ m/s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Specific Weight [ N / m3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main definition [ N/m3 ] = [ N ] / [ m3 ]</text:p>
          </table:table-cell>
          <table:table-cell table:style-name="ce96" office:value-type="string" calcext:value-type="string">
            <text:p>newton per cubic meter</text:p>
          </table:table-cell>
          <table:table-cell table:style-name="ce96" office:value-type="string" calcext:value-type="string">
            <text:p>N/m3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CubicMeter</text:p>
          </table:table-cell>
          <table:table-cell table:style-name="ce96" office:value-type="string" calcext:value-type="string">
            <text:p>TMeter?PerSquareSecond</text:p>
          </table:table-cell>
          <table:table-cell table:style-name="ce96" office:value-type="string" calcext:value-type="string">
            <text:p>alternative definition [ N/m3 ] = [ kg/m3 ] * [ m/s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Stevino’s law P / h = <text:span text:style-name="T7">ρ</text:span> * g</text:p>
          </table:table-cell>
          <table:table-cell table:style-name="ce95" table:number-columns-repeated="4"/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Newton?PerCubic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N/m3 ] = [ Pa ] /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Momentum [ kg * m /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1" office:value-type="string" calcext:value-type="string">
            <text:p>TKilogram?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main definition [ kg*m/s ] = [kg ] * [ m/s ]</text:p>
          </table:table-cell>
          <table:table-cell table:style-name="ce96" office:value-type="string" calcext:value-type="string">
            <text:p>kilogram meter per second</text:p>
          </table:table-cell>
          <table:table-cell table:style-name="ce96" office:value-type="string" calcext:value-type="string">
            <text:p>kg<text:span text:style-name="T7">·m/s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0" office:value-type="string" calcext:value-type="string">
            <text:p>// Impulse [ N *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s ] = [ N ] * [ s ]</text:p>
          </table:table-cell>
          <table:table-cell table:style-name="ce96" office:value-type="string" calcext:value-type="string">
            <text:p>newton second</text:p>
          </table:table-cell>
          <table:table-cell table:style-name="ce96" office:value-type="string" calcext:value-type="string">
            <text:p>N·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Kilogram?Meter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0" office:value-type="string" calcext:value-type="string">
            <text:p>// Angular Momentum [ kg * m2 /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Per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2/s ] = [ kg*m/s ] * [ m ]</text:p>
          </table:table-cell>
          <table:table-cell table:style-name="ce96" office:value-type="string" calcext:value-type="string">
            <text:p>kilogram square meter per second</text:p>
          </table:table-cell>
          <table:table-cell table:style-name="ce96" office:value-type="string" calcext:value-type="string">
            <text:p>kg·m2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Kilogram?Square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SquareMeter</text:p>
          </table:table-cell>
          <table:table-cell table:style-name="ce96" office:value-type="string" calcext:value-type="string">
            <text:p>TRadian?PerSecond</text:p>
          </table:table-cell>
          <table:table-cell table:style-name="ce96" office:value-type="string" calcext:value-type="string">
            <text:p>alternative definition [ kg*m2/s ] = [ kg*m2 ] * [ rad/s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0" office:value-type="string" calcext:value-type="string">
            <text:p>// Angular impulse [ N * m * s 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1" office:value-type="string" calcext:value-type="string">
            <text:p>TNewton?Met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Meter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m*s ] = [ N*m ] * [ s ]</text:p>
          </table:table-cell>
          <table:table-cell table:style-name="ce96" office:value-type="string" calcext:value-type="string">
            <text:p>newton meter second</text:p>
          </table:table-cell>
          <table:table-cell table:style-name="ce96" office:value-type="string" calcext:value-type="string">
            <text:p>N·m·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3" office:value-type="string" calcext:value-type="string">
            <text:p>TNewton?MeterSecond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Kilogram?SquareMeterPerSecond</text:p>
          </table:table-cell>
          <table:table-cell table:style-name="ce96" table:number-columns-repeated="6"/>
          <table:table-cell table:style-name="ce177"/>
        </table:table-row>
        <table:table-row table:style-name="ro1">
          <table:table-cell table:style-name="ce84" office:value-type="string" calcext:value-type="string">
            <text:p>// Viscous friction (laminar flow): F / A =  <text:span text:style-name="T7">μ * (du / dy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5" office:value-type="string" calcext:value-type="string">
            <text:p>// dynamic viscosity [ Pa * s ] = [ Pa ] * [ s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Pascal?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Pa*s ] = [ Pa ] * [ s ]</text:p>
          </table:table-cell>
          <table:table-cell table:style-name="ce96" office:value-type="string" calcext:value-type="string">
            <text:p>pascal second</text:p>
          </table:table-cell>
          <table:table-cell table:style-name="ce96" office:value-type="string" calcext:value-type="string">
            <text:p>Pa<text:span text:style-name="T7">·</text:span>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3" office:value-type="string" calcext:value-type="string">
            <text:p>TPascal?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Hertz</text:p>
          </table:table-cell>
          <table:table-cell table:style-name="ce96" office:value-type="string" calcext:value-type="string">
            <text:p>alternative definition [ Pa*s ] = [ Pa ] / [ Hz ]</text:p>
          </table:table-cell>
          <table:table-cell table:style-name="ce96" table:number-columns-repeated="5"/>
        </table:table-row>
        <table:table-row table:style-name="ro1">
          <table:table-cell table:style-name="ce85" office:value-type="string" calcext:value-type="string">
            <text:p>// kinematic viscosity <text:span text:style-name="T7">ν = μ / ρ =</text:span> [ m2 / s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m2/s ] = [ m2 ] / [ s ]</text:p>
          </table:table-cell>
          <table:table-cell table:style-name="ce96" office:value-type="string" calcext:value-type="string">
            <text:p>square meter per second</text:p>
          </table:table-cell>
          <table:table-cell table:style-name="ce96" office:value-type="string" calcext:value-type="string">
            <text:p>m2/s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Meter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Second</text:p>
          </table:table-cell>
          <table:table-cell table:style-name="ce96" office:value-type="string" calcext:value-type="string">
            <text:p>TKilogram?PerCubicMeter</text:p>
          </table:table-cell>
          <table:table-cell table:style-name="ce96" office:value-type="string" calcext:value-type="string">
            <text:p>alternative definition [ m2/s ] = [ Pa*s ] / [ kg/m3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Drag coefficient: F / A = 0,5 * <text:span text:style-name="T7">ρ * v^2 * Cd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9" table:number-columns-repeated="4"/>
          <table:table-cell table:style-name="ce184"/>
        </table:table-row>
        <table:table-row table:style-name="ro1">
          <table:table-cell table:style-name="ce81" office:value-type="string" calcext:value-type="string">
            <text:p>TPascal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CubicMeter</text:p>
          </table:table-cell>
          <table:table-cell table:style-name="ce96" office:value-type="string" calcext:value-type="string">
            <text:p>TSquareMeter?PerSquareSecond</text:p>
          </table:table-cell>
          <table:table-cell table:style-name="ce96" office:value-type="string" calcext:value-type="string">
            <text:p>alternative definition [ Pa ] = [ kg/m3 ] * [ m2/s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Heat Conduction: Q / A = k * (dT / L)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9" table:number-columns-repeated="4"/>
          <table:table-cell table:style-name="ce184"/>
        </table:table-row>
        <table:table-row table:style-name="ro1">
          <table:table-cell table:style-name="ce86" office:value-type="string" calcext:value-type="string">
            <text:p>// watt per square meter [ W / m2 ]</text:p>
          </table:table-cell>
          <table:table-cell table:style-name="ce99" table:number-columns-repeated="5"/>
          <table:table-cell table:style-name="ce141" table:number-columns-repeated="2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W/m2 ] = [ W ] / [ m2 ]</text:p>
          </table:table-cell>
          <table:table-cell table:style-name="ce96" office:value-type="string" calcext:value-type="string">
            <text:p>watt per square meter</text:p>
          </table:table-cell>
          <table:table-cell table:style-name="ce96" office:value-type="string" calcext:value-type="string">
            <text:p>W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kelvin per meter [ K / m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Kelvin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/m ] = [ K ] / [ m ]</text:p>
          </table:table-cell>
          <table:table-cell table:style-name="ce96" office:value-type="string" calcext:value-type="string">
            <text:p>kelvin per meter</text:p>
          </table:table-cell>
          <table:table-cell table:style-name="ce96" office:value-type="string" calcext:value-type="string">
            <text:p>K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watt per meter [ W / m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W/m ] = [ W ] / [ m ]</text:p>
          </table:table-cell>
          <table:table-cell table:style-name="ce96" office:value-type="string" calcext:value-type="string">
            <text:p>watt per meter</text:p>
          </table:table-cell>
          <table:table-cell table:style-name="ce96" office:value-type="string" calcext:value-type="string">
            <text:p>W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watt per kelvin [ W / K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W/K ] = [ W ] / [ K ]</text:p>
          </table:table-cell>
          <table:table-cell table:style-name="ce96" office:value-type="string" calcext:value-type="string">
            <text:p>watt per kelvin</text:p>
          </table:table-cell>
          <table:table-cell table:style-name="ce96" office:value-type="string" calcext:value-type="string">
            <text:p>W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meter kelvin [ m * K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Meter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*K ] = [ m ] * [ K ]</text:p>
          </table:table-cell>
          <table:table-cell table:style-name="ce96" office:value-type="string" calcext:value-type="string">
            <text:p>meter kelvin</text:p>
          </table:table-cell>
          <table:table-cell table:style-name="ce96" office:value-type="string" calcext:value-type="string">
            <text:p>m<text:span text:style-name="T7">·</text:span>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watt per meter per kelvin [ W / m / K ]</text:p>
          </table:table-cell>
          <table:table-cell table:style-name="ce98" table:number-columns-repeated="4"/>
          <table:table-cell table:style-name="ce141" table:number-columns-repeated="3"/>
          <table:table-cell table:style-name="ce98"/>
          <table:table-cell table:style-name="ce185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Meter?Kelvin</text:p>
          </table:table-cell>
          <table:table-cell table:style-name="ce96" office:value-type="string" calcext:value-type="string">
            <text:p>main definition [ W/m/K ] = [ W ] / [ m*K ]</text:p>
          </table:table-cell>
          <table:table-cell table:style-name="ce96" office:value-type="string" calcext:value-type="string">
            <text:p>watt per meter per kelvin</text:p>
          </table:table-cell>
          <table:table-cell table:style-name="ce96" office:value-type="string" calcext:value-type="string">
            <text:p>W/m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Meter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W/m/K ] = [ W/m ] / [ K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Kelvin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W/m/K ] = [ W/K ] / [ 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Watt?Per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SquareMeter</text:p>
          </table:table-cell>
          <table:table-cell table:style-name="ce96" office:value-type="string" calcext:value-type="string">
            <text:p>TKelvin?PerMeter</text:p>
          </table:table-cell>
          <table:table-cell table:style-name="ce96" office:value-type="string" calcext:value-type="string">
            <text:p>alternative definition [ W/m/K ] = [ W/m2 ] / [ K/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Heat Convection: Q / A = h * dT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meter kelvin [ m2 * K ]</text:p>
          </table:table-cell>
          <table:table-cell table:style-name="ce99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SquareMeter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2*K ] = [ m2 ] * [ K ]</text:p>
          </table:table-cell>
          <table:table-cell table:style-name="ce96" office:value-type="string" calcext:value-type="string">
            <text:p>square meter kelvin</text:p>
          </table:table-cell>
          <table:table-cell table:style-name="ce152" office:value-type="string" calcext:value-type="string">
            <text:p>m2<text:span text:style-name="T7">·</text:span>K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5" office:value-type="string" calcext:value-type="string">
            <text:p>// watt per square meter per kelvin [ W / m2 / K ]</text:p>
          </table:table-cell>
          <table:table-cell table:style-name="ce98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SquareMeter?Kelvin</text:p>
          </table:table-cell>
          <table:table-cell table:style-name="ce96" office:value-type="string" calcext:value-type="string">
            <text:p>main definition [ W/m2/K ] = [ W ] / [ m2*K ]</text:p>
          </table:table-cell>
          <table:table-cell table:style-name="ce96" office:value-type="string" calcext:value-type="string">
            <text:p>watt per square meter per kelvin</text:p>
          </table:table-cell>
          <table:table-cell table:style-name="ce152" office:value-type="string" calcext:value-type="string">
            <text:p>W/m2/K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SquareMeter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W/m2/K ] = [ W/m2 ] / [ K ]</text:p>
          </table:table-cell>
          <table:table-cell table:style-name="ce96"/>
          <table:table-cell table:style-name="ce152" table:number-columns-repeated="3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Kelvin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W/m2/K ] = [ W/K ] / [ m2 ]</text:p>
          </table:table-cell>
          <table:table-cell table:style-name="ce96"/>
          <table:table-cell table:style-name="ce152" table:number-columns-repeated="3"/>
          <table:table-cell table:style-name="ce187"/>
        </table:table-row>
        <table:table-row table:style-name="ro1">
          <table:table-cell table:style-name="ce84" office:value-type="string" calcext:value-type="string">
            <text:p>// Thermal radiation: Q / A = <text:span text:style-name="T8">ε</text:span> * <text:span text:style-name="T8">σ *</text:span> T4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watt per quartic kelvin [ W / K4 ]</text:p>
          </table:table-cell>
          <table:table-cell table:style-name="ce99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3" office:value-type="string" calcext:value-type="string">
            <text:p>TWatt?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QuarticKelvin?</text:p>
          </table:table-cell>
          <table:table-cell table:style-name="ce96" office:value-type="string" calcext:value-type="string">
            <text:p>main definition [ W/K4 ] = [ W ] / [ K4 ]</text:p>
          </table:table-cell>
          <table:table-cell table:style-name="ce96" office:value-type="string" calcext:value-type="string">
            <text:p>watt per quartic kelvin</text:p>
          </table:table-cell>
          <table:table-cell table:style-name="ce152" office:value-type="string" calcext:value-type="string">
            <text:p>W/K4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5" office:value-type="string" calcext:value-type="string">
            <text:p>// square meter quartic kelvin [ m2 * K4 ]</text:p>
          </table:table-cell>
          <table:table-cell table:style-name="ce99" table:number-columns-repeated="5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SquareMeter?Quartic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QuarticKelvin?</text:p>
          </table:table-cell>
          <table:table-cell table:style-name="ce96" office:value-type="string" calcext:value-type="string">
            <text:p>main definition [ m2*K4 ] = [ m2 ] * [ K4 ]</text:p>
          </table:table-cell>
          <table:table-cell table:style-name="ce152" office:value-type="string" calcext:value-type="string">
            <text:p>square meter quartic kelvin</text:p>
          </table:table-cell>
          <table:table-cell table:style-name="ce152" office:value-type="string" calcext:value-type="string">
            <text:p>m2<text:span text:style-name="T7">·</text:span>K4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5" office:value-type="string" calcext:value-type="string">
            <text:p>// watt per square meter per quartic kelvin [ W / m2 / K4 ]</text:p>
          </table:table-cell>
          <table:table-cell table:style-name="ce98" table:number-columns-repeated="4"/>
          <table:table-cell table:style-name="ce99"/>
          <table:table-cell table:style-name="ce163" table:number-columns-repeated="3"/>
          <table:table-cell table:style-name="ce186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</text:p>
          </table:table-cell>
          <table:table-cell table:style-name="ce96" office:value-type="string" calcext:value-type="string">
            <text:p>TSquareMeter?QuarticKelvin</text:p>
          </table:table-cell>
          <table:table-cell table:style-name="ce96" office:value-type="string" calcext:value-type="string">
            <text:p>main definition [ W/m2/K4 ] = [ W ] / [ m2*K4 ]</text:p>
          </table:table-cell>
          <table:table-cell table:style-name="ce152" office:value-type="string" calcext:value-type="string">
            <text:p>watt per square meter per quartic kelvin</text:p>
          </table:table-cell>
          <table:table-cell table:style-name="ce152" office:value-type="string" calcext:value-type="string">
            <text:p>W/m2/K4</text:p>
          </table:table-cell>
          <table:table-cell table:style-name="ce152" table:number-columns-repeated="2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SquareMeter</text:p>
          </table:table-cell>
          <table:table-cell table:style-name="ce96" office:value-type="string" calcext:value-type="string">
            <text:p>TQuarticKelvin?</text:p>
          </table:table-cell>
          <table:table-cell table:style-name="ce96" office:value-type="string" calcext:value-type="string">
            <text:p>alternative definition [ W/m2/K4 ] = [ W/m2 ] / [ K4 ]</text:p>
          </table:table-cell>
          <table:table-cell table:style-name="ce152" table:number-columns-repeated="4"/>
          <table:table-cell table:style-name="ce187"/>
        </table:table-row>
        <table:table-row table:style-name="ro1">
          <table:table-cell table:style-name="ce81" office:value-type="string" calcext:value-type="string">
            <text:p>TWatt?PerSquareMeterPerQuartic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Watt?PerQuarticKelvin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W/m2/K4 ] = [ W/K4 ] / [ m2 ]</text:p>
          </table:table-cell>
          <table:table-cell table:style-name="ce152" table:number-columns-repeated="4"/>
          <table:table-cell table:style-name="ce187"/>
        </table:table-row>
        <table:table-row table:style-name="ro1">
          <table:table-cell table:style-name="ce84" office:value-type="string" calcext:value-type="string">
            <text:p>// Heat capacity Q = m * c * dT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joule per kelvin [ J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J/K ] = [ J ] / [ K ]</text:p>
          </table:table-cell>
          <table:table-cell table:style-name="ce96" office:value-type="string" calcext:value-type="string">
            <text:p>joule per kelvin</text:p>
          </table:table-cell>
          <table:table-cell table:style-name="ce96" office:value-type="string" calcext:value-type="string">
            <text:p>J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kilogram kelvin [ kg *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Kilogram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kg*K] = [ kg ] * [ K ]</text:p>
          </table:table-cell>
          <table:table-cell table:style-name="ce96" office:value-type="string" calcext:value-type="string">
            <text:p>kilogram kelvin</text:p>
          </table:table-cell>
          <table:table-cell table:style-name="ce96" office:value-type="string" calcext:value-type="string">
            <text:p>kg<text:span text:style-name="T7">·K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joule per kilogram kelvin [ J / kg / K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Kilogram?Kelvin</text:p>
          </table:table-cell>
          <table:table-cell table:style-name="ce96" office:value-type="string" calcext:value-type="string">
            <text:p>main definition [ J/kg/K ] = [ J ] / [ kg*K ]</text:p>
          </table:table-cell>
          <table:table-cell table:style-name="ce96" office:value-type="string" calcext:value-type="string">
            <text:p>joule per kilogram kelvin</text:p>
          </table:table-cell>
          <table:table-cell table:style-name="ce96" office:value-type="string" calcext:value-type="string">
            <text:p>J/kg/K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Kilogram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J/kg/K ] = [ J/kg ] / [ K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Joule?PerKilogram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Kelvin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alternative definition [ J/kg/K ] = [ J/K ] / [ kg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Kinetic energy: Ec = 0,5 * m * v^2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7" office:value-type="string" calcext:value-type="string">
            <text:p>// Kinetic energy: Ec = 0,5 * I * <text:span text:style-name="T7">ω</text:span>^2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34" table:number-columns-repeated="4"/>
          <table:table-cell table:style-name="ce182"/>
        </table:table-row>
        <table:table-row table:style-name="ro1">
          <table:table-cell table:style-name="ce84" office:value-type="string" calcext:value-type="string">
            <text:p>// Elastic potential energy: U = 0,5 * k * x^2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1" office:value-type="string" calcext:value-type="string">
            <text:p>TJoule?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PerMeter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J ] = [ N/m ] *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Electrostatic force: F = K * [(q1 * q2) / r2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coulomb per square meter [ C2 / m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C2/m2 ] = [ C2 ] / [ m2 ]</text:p>
          </table:table-cell>
          <table:table-cell table:style-name="ce96" office:value-type="string" calcext:value-type="string">
            <text:p>square coulomb per square meter</text:p>
          </table:table-cell>
          <table:table-cell table:style-name="ce96" office:value-type="string" calcext:value-type="string">
            <text:p>C2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per square coulomb [ N / C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main definition [ N/C2 ] = [ N ] / [ C2 ]</text:p>
          </table:table-cell>
          <table:table-cell table:style-name="ce96" office:value-type="string" calcext:value-type="string">
            <text:p>newton per square coulomb</text:p>
          </table:table-cell>
          <table:table-cell table:style-name="ce96" office:value-type="string" calcext:value-type="string">
            <text:p>N/C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square meter per square coulomb [ m2 / C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Meter?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main definition [ m2/C2 ] = [ m2 ] / [ C2 ]</text:p>
          </table:table-cell>
          <table:table-cell table:style-name="ce96" office:value-type="string" calcext:value-type="string">
            <text:p>square meter per square coulomb</text:p>
          </table:table-cell>
          <table:table-cell table:style-name="ce96" office:value-type="string" calcext:value-type="string">
            <text:p>m2/C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per square coulomb [ N * m2 / C2 ]</text:p>
          </table:table-cell>
          <table:table-cell table:style-name="ce99" office:value-type="string" calcext:value-type="string">
            <text:p>Operator</text:p>
          </table:table-cell>
          <table:table-cell table:style-name="ce99" office:value-type="string" calcext:value-type="string">
            <text:p>Parent-1</text:p>
          </table:table-cell>
          <table:table-cell table:style-name="ce99" office:value-type="string" calcext:value-type="string">
            <text:p>Parent-2</text:p>
          </table:table-cell>
          <table:table-cell table:style-name="ce99" office:value-type="string" calcext:value-type="string">
            <text:p>Comment</text:p>
          </table:table-cell>
          <table:table-cell table:style-name="ce98" table:number-columns-repeated="4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PerSquareCoulomb</text:p>
          </table:table-cell>
          <table:table-cell table:style-name="ce96" office:value-type="string" calcext:value-type="string">
            <text:p>main definition [ N*m2/C2 ] = [ N ] * [ m2/C2 ]</text:p>
          </table:table-cell>
          <table:table-cell table:style-name="ce96" office:value-type="string" calcext:value-type="string">
            <text:p>newton square meter per square coulomb</text:p>
          </table:table-cell>
          <table:table-cell table:style-name="ce96" office:value-type="string" calcext:value-type="string">
            <text:p>N<text:span text:style-name="T7">·</text:span>m2/C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SquareMeter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alternative definition [ N*m2/C2 ] = [ N*m2 ] / [ C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PerSquareCoulomb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N*m2/C2 ] = [ N/C2 ] * [ m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Coulomb?PerSquareMeter</text:p>
          </table:table-cell>
          <table:table-cell table:style-name="ce96" office:value-type="string" calcext:value-type="string">
            <text:p>alternative definition [ N*m2/C2 ] = [ N ] / [ C2/m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4" office:value-type="string" calcext:value-type="string">
            <text:p>// Vacuum permittivity: <text:span text:style-name="T8">ε = [ C2 / N / m2 ]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coulomb per newton [ C2 / N ]</text:p>
          </table:table-cell>
          <table:table-cell table:style-name="ce99" table:number-columns-repeated="4"/>
          <table:table-cell table:style-name="ce98" table:number-columns-repeated="4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Newto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main definition [ C2/N ] = [ C2 ] / [ N ]</text:p>
          </table:table-cell>
          <table:table-cell table:style-name="ce96" office:value-type="string" calcext:value-type="string">
            <text:p>square coulomb per newton</text:p>
          </table:table-cell>
          <table:table-cell table:style-name="ce96" office:value-type="string" calcext:value-type="string">
            <text:p>C2/N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square coulomb per newton per square meter [ C2 / N / m2 ]</text:p>
          </table:table-cell>
          <table:table-cell table:style-name="ce99" table:number-columns-repeated="4"/>
          <table:table-cell table:style-name="ce98" table:number-columns-repeated="4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Newton?SquareMeter</text:p>
          </table:table-cell>
          <table:table-cell table:style-name="ce96" office:value-type="string" calcext:value-type="string">
            <text:p>main definition [ C2/N/m2 ] = [ C2 ] / [N*m2 ]</text:p>
          </table:table-cell>
          <table:table-cell table:style-name="ce96" office:value-type="string" calcext:value-type="string">
            <text:p>square coulomb per newton per square meter</text:p>
          </table:table-cell>
          <table:table-cell table:style-name="ce96" office:value-type="string" calcext:value-type="string">
            <text:p>C2/N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PerNewton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C2/N/m2 ] = [ C2/N ] /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PerSquareMeter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alternative definition [ C2/N/m2 ] = [ C2/m2 ] / [ N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1" office:value-type="string" calcext:value-type="string">
            <text:p>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alternative definition [ C2/N/m2 ] = 1 / [ N*m2/C2 ]</text:p>
          </table:table-cell>
          <table:table-cell table:style-name="ce160" table:number-columns-repeated="4"/>
          <table:table-cell table:style-name="ce105"/>
        </table:table-row>
        <table:table-row table:style-name="ro1">
          <table:table-cell table:style-name="ce84" office:value-type="string" calcext:value-type="string">
            <text:p>// Electrostatic potential energy: U = K * [(q1 * q2) / r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95"/>
          <table:table-cell table:style-name="ce139" table:number-columns-repeated="3"/>
          <table:table-cell table:style-name="ce184"/>
        </table:table-row>
        <table:table-row table:style-name="ro1">
          <table:table-cell table:style-name="ce85" office:value-type="string" calcext:value-type="string">
            <text:p>// square coulomb per meter [ C2 / m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Coulomb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Coulomb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C2/m ] = [ C2 ] / [ m ]</text:p>
          </table:table-cell>
          <table:table-cell table:style-name="ce96" office:value-type="string" calcext:value-type="string">
            <text:p>square coulomb per meter</text:p>
          </table:table-cell>
          <table:table-cell table:style-name="ce96" office:value-type="string" calcext:value-type="string">
            <text:p>C2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newton square meter per square coulomb [ N * m2 / C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quareCoulomb?PerMeter</text:p>
          </table:table-cell>
          <table:table-cell table:style-name="ce96" office:value-type="string" calcext:value-type="string">
            <text:p>alternative definition [ N*m2/C2 ] = [ J ] / [ C2/m ]</text:p>
          </table:table-cell>
          <table:table-cell table:style-name="ce96" table:number-columns-repeated="3"/>
          <table:table-cell table:style-name="ce160"/>
          <table:table-cell table:style-name="ce105"/>
        </table:table-row>
        <table:table-row table:style-name="ro1">
          <table:table-cell table:style-name="ce80" office:value-type="string" calcext:value-type="string">
            <text:p>// Law of universal gravitation F = G * [(m1 * m2) / r2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square kilogram per square meter [ kg2 / m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Kilogram?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kg2/m2 ] = [ kg2 ] / [ m2 ]</text:p>
          </table:table-cell>
          <table:table-cell table:style-name="ce96" office:value-type="string" calcext:value-type="string">
            <text:p>square kilogram per square meter</text:p>
          </table:table-cell>
          <table:table-cell table:style-name="ce96" office:value-type="string" calcext:value-type="string">
            <text:p>kg2/m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[ N * m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N*m2 ] = [ N ] * [ m2 ]</text:p>
          </table:table-cell>
          <table:table-cell table:style-name="ce96" office:value-type="string" calcext:value-type="string">
            <text:p>newton square meter</text:p>
          </table:table-cell>
          <table:table-cell table:style-name="ce96" office:value-type="string" calcext:value-type="string">
            <text:p>N<text:span text:style-name="T7">·m2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per square kilogram [ N / kg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main definition [ N/kg2 ] = [ N ] / [ kg2 ]</text:p>
          </table:table-cell>
          <table:table-cell table:style-name="ce96" office:value-type="string" calcext:value-type="string">
            <text:p>newton per square kilogram</text:p>
          </table:table-cell>
          <table:table-cell table:style-name="ce96" office:value-type="string" calcext:value-type="string">
            <text:p>N/kg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square meter per square kilogram [ m2 / kg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SquareMeter?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main definition [ m2/kg2 ] = [ m2 ] / [ kg2 ]</text:p>
          </table:table-cell>
          <table:table-cell table:style-name="ce96" office:value-type="string" calcext:value-type="string">
            <text:p>square meter per square kilogram</text:p>
          </table:table-cell>
          <table:table-cell table:style-name="ce96" office:value-type="string" calcext:value-type="string">
            <text:p>m2/kg2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per square kilogram [ N * m2 / kg2 ]</text:p>
          </table:table-cell>
          <table:table-cell table:style-name="ce98" table:number-columns-repeated="8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Meter?PerSquareKilogram</text:p>
          </table:table-cell>
          <table:table-cell table:style-name="ce96" office:value-type="string" calcext:value-type="string">
            <text:p>main definition [ N*m2/kg2 ] = [ N ] * [ m2/kg2 ]</text:p>
          </table:table-cell>
          <table:table-cell table:style-name="ce96" office:value-type="string" calcext:value-type="string">
            <text:p>newton square meter per square kilogram</text:p>
          </table:table-cell>
          <table:table-cell table:style-name="ce96" office:value-type="string" calcext:value-type="string">
            <text:p>N<text:span text:style-name="T7">·m2/kg2</text:span>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SquareMeter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alternative definition [ N*m2/kg2 ] = [ N*m2 ] / [ kg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Newton?PerSquareKilogram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alternative definition [ N*m2/kg2 ] = [ N/kg2 ] * [ 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Kilogram?PerSquareMeter</text:p>
          </table:table-cell>
          <table:table-cell table:style-name="ce96" office:value-type="string" calcext:value-type="string">
            <text:p>alternative definition [ N*m2/kg2 ] = [ N ] / [ kg2/m2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Gravitational potential energy: U = G * [(m1 * m2) / r]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square kilogram per meter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SquareKilogram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2/m ] = [ kg2 ] / [ m ]</text:p>
          </table:table-cell>
          <table:table-cell table:style-name="ce96" office:value-type="string" calcext:value-type="string">
            <text:p>square kilogram per meter</text:p>
          </table:table-cell>
          <table:table-cell table:style-name="ce96" office:value-type="string" calcext:value-type="string">
            <text:p>kg2/m</text:p>
          </table:table-cell>
          <table:table-cell table:style-name="ce96" table:number-columns-repeated="2"/>
          <table:table-cell table:style-name="ce177"/>
        </table:table-row>
        <table:table-row table:style-name="ro1">
          <table:table-cell table:style-name="ce85" office:value-type="string" calcext:value-type="string">
            <text:p>// newton square meter per square kilogram [ N * m2 / kg2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Newton?SquareMeterPerSquareKilogram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quareKilogram?PerMeter</text:p>
          </table:table-cell>
          <table:table-cell table:style-name="ce96" office:value-type="string" calcext:value-type="string">
            <text:p>alternative definition [ N*m2/kg2 ] = [ J ] / [ kg2/m ]</text:p>
          </table:table-cell>
          <table:table-cell table:style-name="ce96" table:number-columns-repeated="4"/>
          <table:table-cell table:style-name="ce177"/>
        </table:table-row>
        <table:table-row table:style-name="ro1">
          <table:table-cell table:style-name="ce84" office:value-type="string" calcext:value-type="string">
            <text:p>// Ideal gas law (P * V) / T = n * R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joule per mole [ J / mol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Mol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main definition [ J/mol ] = [ J ] / [ mol ]</text:p>
          </table:table-cell>
          <table:table-cell table:style-name="ce96" office:value-type="string" calcext:value-type="string">
            <text:p>joule per mole</text:p>
          </table:table-cell>
          <table:table-cell table:style-name="ce96" office:value-type="string" calcext:value-type="string">
            <text:p>J/mol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mole kelvin [ mol *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Mole?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ol*K ] = [ mol ] * [ K ]</text:p>
          </table:table-cell>
          <table:table-cell table:style-name="ce96" office:value-type="string" calcext:value-type="string">
            <text:p>mole kelvin</text:p>
          </table:table-cell>
          <table:table-cell table:style-name="ce96" office:value-type="string" calcext:value-type="string">
            <text:p>mol<text:span text:style-name="T7">·K</text:span>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joule per mole per kelvin [ J / mol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Mole?Kelvin</text:p>
          </table:table-cell>
          <table:table-cell table:style-name="ce96" office:value-type="string" calcext:value-type="string">
            <text:p>main definition [ J/mol/K ] = [ J ] / [ mol * K ]</text:p>
          </table:table-cell>
          <table:table-cell table:style-name="ce96" office:value-type="string" calcext:value-type="string">
            <text:p>joule per mole per kelvin</text:p>
          </table:table-cell>
          <table:table-cell table:style-name="ce96" office:value-type="string" calcext:value-type="string">
            <text:p>J/mol/K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Kelvin</text:p>
          </table:table-cell>
          <table:table-cell table:style-name="ce96" office:value-type="string" calcext:value-type="string">
            <text:p>TMole?</text:p>
          </table:table-cell>
          <table:table-cell table:style-name="ce96" office:value-type="string" calcext:value-type="string">
            <text:p>alternative definition [ J/mol/K ] = [ J/K ] / [ mol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Joule?PerMole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PerMole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alternative definition [ J/mol/K ] = [ J/mol ] / [ K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pascal per kelvin [ Pa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Pascal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Pa/K ] = [ Pa ] / [ K ]</text:p>
          </table:table-cell>
          <table:table-cell table:style-name="ce96" office:value-type="string" calcext:value-type="string">
            <text:p>pascal per kelvin</text:p>
          </table:table-cell>
          <table:table-cell table:style-name="ce96" office:value-type="string" calcext:value-type="string">
            <text:p>Pa/K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cubic meter per kelvin [m3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CubicMeter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3/K ] = [ m3 ] / [ K ]</text:p>
          </table:table-cell>
          <table:table-cell table:style-name="ce96" office:value-type="string" calcext:value-type="string">
            <text:p>cubic meter per kelvin</text:p>
          </table:table-cell>
          <table:table-cell table:style-name="ce96" office:value-type="string" calcext:value-type="string">
            <text:p>m3/K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pascal cubic meter per kelvin [ Pa * m3 / K ] = [ J / K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PerKelvin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J/K ] = [ Pa/K ] * [ m3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CubicMeter?PerKelvin</text:p>
          </table:table-cell>
          <table:table-cell table:style-name="ce96" office:value-type="string" calcext:value-type="string">
            <text:p>alternative definition [ J/K ] = [ Pa ] * [ m3/K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Electrical resistivity: R = <text:span text:style-name="T7">ρ * (L / A 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ohm meter [ <text:span text:style-name="T6">Ω * m ]</text:span>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<text:span text:style-name="T6">Ω*m ] = [ Ω ] * [ m ]</text:span></text:p>
          </table:table-cell>
          <table:table-cell table:style-name="ce96" office:value-type="string" calcext:value-type="string">
            <text:p>ohm meter</text:p>
          </table:table-cell>
          <table:table-cell table:style-name="ce96" office:value-type="string" calcext:value-type="string">
            <text:p>Ω<text:span text:style-name="T7">·m</text:span>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Ohm?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Ohm?</text:p>
          </table:table-cell>
          <table:table-cell table:style-name="ce96" office:value-type="string" calcext:value-type="string">
            <text:p>TReciprocalMeter?</text:p>
          </table:table-cell>
          <table:table-cell table:style-name="ce96" office:value-type="string" calcext:value-type="string">
            <text:p>alternative definition [ <text:span text:style-name="T6">Ω*m ] = [ Ω ] / [ 1/m ]</text:span></text:p>
          </table:table-cell>
          <table:table-cell table:style-name="ce96"/>
          <table:table-cell table:style-name="ce164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Electrical conductivity: <text:span text:style-name="T8">σ = 1 / </text:span><text:span text:style-name="T7">ρ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80" table:number-columns-repeated="2"/>
          <table:table-cell table:style-name="ce165"/>
          <table:table-cell table:style-name="ce134"/>
          <table:table-cell table:style-name="ce179"/>
        </table:table-row>
        <table:table-row table:style-name="ro1">
          <table:table-cell table:style-name="ce85" office:value-type="string" calcext:value-type="string">
            <text:p>// siemens per meter [ S / m ]</text:p>
          </table:table-cell>
          <table:table-cell table:style-name="ce100"/>
          <table:table-cell table:style-name="ce103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iemens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S/m ] = [ S ] / [ m ]</text:p>
          </table:table-cell>
          <table:table-cell table:style-name="ce96" office:value-type="string" calcext:value-type="string">
            <text:p>siemens per meter</text:p>
          </table:table-cell>
          <table:table-cell table:style-name="ce96" office:value-type="string" calcext:value-type="string">
            <text:p>S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Meter</text:p>
          </table:table-cell>
          <table:table-cell table:style-name="ce96" office:value-type="string" calcext:value-type="string">
            <text:p>alternative definition [ S/m ] = 1 / [ <text:span text:style-name="T6">Ω*m ]</text:span></text:p>
          </table:table-cell>
          <table:table-cell table:style-name="ce96"/>
          <table:table-cell table:style-name="ce164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Lorentz force 1/2: F<text:span text:style-name="T8"> = q * (v * </text:span><text:span text:style-name="T7">B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newton per coulomb [ N / C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Newton?PerCoulomb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N/C ] = [ N ] / [ C ]</text:p>
          </table:table-cell>
          <table:table-cell table:style-name="ce96" office:value-type="string" calcext:value-type="string">
            <text:p>newton per coulomb</text:p>
          </table:table-cell>
          <table:table-cell table:style-name="ce96" office:value-type="string" calcext:value-type="string">
            <text:p>N/C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Newton?PerCoulomb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Meter?PerSecond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N/C ] = [ m/s ] * [ T ]</text:p>
          </table:table-cell>
          <table:table-cell table:style-name="ce96"/>
          <table:table-cell table:style-name="ce164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volt per meter [ V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Volt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Volt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V/m ] = [ V ] / [ m ]</text:p>
          </table:table-cell>
          <table:table-cell table:style-name="ce96" office:value-type="string" calcext:value-type="string">
            <text:p>volt per meter</text:p>
          </table:table-cell>
          <table:table-cell table:style-name="ce96" office:value-type="string" calcext:value-type="string">
            <text:p>V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1" office:value-type="string" calcext:value-type="string">
            <text:p>TVolt?Per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Newton?PerCoulomb</text:p>
          </table:table-cell>
          <table:table-cell table:style-name="ce96" table:number-columns-repeated="4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Lorentz force 2/2: F<text:span text:style-name="T8"> = i * (l * </text:span><text:span text:style-name="T7">B)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newton per ampere [ N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1" office:value-type="string" calcext:value-type="string">
            <text:p>TNewton?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N/A ] = [ N ] / [ A ]</text:p>
          </table:table-cell>
          <table:table-cell table:style-name="ce96" office:value-type="string" calcext:value-type="string">
            <text:p>newton per ampere</text:p>
          </table:table-cell>
          <table:table-cell table:style-name="ce96" office:value-type="string" calcext:value-type="string">
            <text:p>N/A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Magnetic moment: m<text:span text:style-name="T8"> = i * S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ampere square meter [ A * m2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Ampere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A*m2 ] = [ A ] * [ m2 ]</text:p>
          </table:table-cell>
          <table:table-cell table:style-name="ce96" office:value-type="string" calcext:value-type="string">
            <text:p>ampere square meter</text:p>
          </table:table-cell>
          <table:table-cell table:style-name="ce96" office:value-type="string" calcext:value-type="string">
            <text:p>A·m2</text:p>
          </table:table-cell>
          <table:table-cell table:style-name="ce96" office:value-type="string" calcext:value-type="string">
            <text:p>Am2</text:p>
          </table:table-cell>
          <table:table-cell table:style-name="ce160"/>
          <table:table-cell table:style-name="ce105"/>
        </table:table-row>
        <table:table-row table:style-name="ro1">
          <table:table-cell table:style-name="ce83" office:value-type="string" calcext:value-type="string">
            <text:p>TAmpere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Meter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A*m2 ] = [ N*m ] / [ T ] 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4" office:value-type="string" calcext:value-type="string">
            <text:p>// Vacuum magnetic permeability <text:span text:style-name="T7">μ0 = [ T * m / A ] = [ H / m ]</text:span></text:p>
          </table:table-cell>
          <table:table-cell table:style-name="ce95" office:value-type="string" calcext:value-type="string">
            <text:p>Operator</text:p>
          </table:table-cell>
          <table:table-cell table:style-name="ce95" office:value-type="string" calcext:value-type="string">
            <text:p>Parent-1</text:p>
          </table:table-cell>
          <table:table-cell table:style-name="ce95" office:value-type="string" calcext:value-type="string">
            <text:p>Parent-2</text:p>
          </table:table-cell>
          <table:table-cell table:style-name="ce95" office:value-type="string" calcext:value-type="string">
            <text:p>Comment</text:p>
          </table:table-cell>
          <table:table-cell table:style-name="ce161" table:number-columns-repeated="4"/>
          <table:table-cell table:style-name="ce188"/>
        </table:table-row>
        <table:table-row table:style-name="ro1">
          <table:table-cell table:style-name="ce85" office:value-type="string" calcext:value-type="string">
            <text:p>// tesla meter [ T *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Tesla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T*m ] = [ T ] * [ m ]</text:p>
          </table:table-cell>
          <table:table-cell table:style-name="ce96" office:value-type="string" calcext:value-type="string">
            <text:p>tesla meter</text:p>
          </table:table-cell>
          <table:table-cell table:style-name="ce96" office:value-type="string" calcext:value-type="string">
            <text:p>T·m</text:p>
          </table:table-cell>
          <table:table-cell table:style-name="ce96" office:value-type="string" calcext:value-type="string">
            <text:p>Tm</text:p>
          </table:table-cell>
          <table:table-cell table:style-name="ce160"/>
          <table:table-cell table:style-name="ce105"/>
        </table:table-row>
        <table:table-row table:style-name="ro1">
          <table:table-cell table:style-name="ce83" office:value-type="string" calcext:value-type="string">
            <text:p>TTesla?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Newton?PerAmpere</text:p>
          </table:table-cell>
          <table:table-cell table:style-name="ce96" table:number-columns-repeated="5"/>
          <table:table-cell table:style-name="ce160"/>
          <table:table-cell table:style-name="ce105"/>
        </table:table-row>
        <table:table-row table:style-name="ro1">
          <table:table-cell table:style-name="ce85" office:value-type="string" calcext:value-type="string">
            <text:p>// tesla per ampere [ T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Tesla?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T/A ] = [ T ] / [ A ]</text:p>
          </table:table-cell>
          <table:table-cell table:style-name="ce96" office:value-type="string" calcext:value-type="string">
            <text:p>tesla per ampere</text:p>
          </table:table-cell>
          <table:table-cell table:style-name="ce96" office:value-type="string" calcext:value-type="string">
            <text:p>T/A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meter per ampere [ m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Meter?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m/A ] = [ m ] / [ A ]</text:p>
          </table:table-cell>
          <table:table-cell table:style-name="ce96" office:value-type="string" calcext:value-type="string">
            <text:p>meter per ampere</text:p>
          </table:table-cell>
          <table:table-cell table:style-name="ce96" office:value-type="string" calcext:value-type="string">
            <text:p>m/A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ampere per meter <text:s/>[ A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Ampere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A/m ] = [ A ] / [ m ]</text:p>
          </table:table-cell>
          <table:table-cell table:style-name="ce96" office:value-type="string" calcext:value-type="string">
            <text:p>ampere per meter</text:p>
          </table:table-cell>
          <table:table-cell table:style-name="ce96" office:value-type="string" calcext:value-type="string">
            <text:p>A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Ampere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ReciprocalMeter?</text:p>
          </table:table-cell>
          <table:table-cell table:style-name="ce96" office:value-type="string" calcext:value-type="string">
            <text:p>alternative definition [ A/m ] = [ A ] * [ 1/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square ampere per meter <text:s/>[ A2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SquareAmpere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A2/m ] = [ A2] / [ m ]</text:p>
          </table:table-cell>
          <table:table-cell table:style-name="ce96" office:value-type="string" calcext:value-type="string">
            <text:p>square ampere per meter</text:p>
          </table:table-cell>
          <table:table-cell table:style-name="ce96" office:value-type="string" calcext:value-type="string">
            <text:p>A2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SquareAmpere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PerMeter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alternative definition [ A2/m ] = [ A/m ] * [ A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tesla meter per ampere [ T * m / A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Tesla?Meter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main definition [ T*m/A ] = [ T*m ] / [ A ]</text:p>
          </table:table-cell>
          <table:table-cell table:style-name="ce96" office:value-type="string" calcext:value-type="string">
            <text:p>tesla meter per ampere</text:p>
          </table:table-cell>
          <table:table-cell table:style-name="ce96" office:value-type="string" calcext:value-type="string">
            <text:p>T·m/A</text:p>
          </table:table-cell>
          <table:table-cell table:style-name="ce96"/>
          <table:table-cell table:style-name="ce160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Tesla?PerAmpere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T*m/A ] = [ T/A ] * [ 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Meter?PerAmpere</text:p>
          </table:table-cell>
          <table:table-cell table:style-name="ce96" office:value-type="string" calcext:value-type="string">
            <text:p>alternative definition [ T*m/A ] = [ T ] * [ m/A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TAmpere?PerMeter</text:p>
          </table:table-cell>
          <table:table-cell table:style-name="ce96" office:value-type="string" calcext:value-type="string">
            <text:p>alternative definition [ T*m/A ] = [ T ] / [ A/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Tesla?MeterPer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Meter</text:p>
          </table:table-cell>
          <table:table-cell table:style-name="ce96" office:value-type="string" calcext:value-type="string">
            <text:p>TSquareAmpere?PerMeter</text:p>
          </table:table-cell>
          <table:table-cell table:style-name="ce96" office:value-type="string" calcext:value-type="string">
            <text:p>alternative definition [ T*m/A ] = [ N/m ] / [ A2/m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henry per meter [ H / m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Henry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Henry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H/m ] = [ H ] / [ m ]</text:p>
          </table:table-cell>
          <table:table-cell table:style-name="ce96" office:value-type="string" calcext:value-type="string">
            <text:p>henry per meter</text:p>
          </table:table-cell>
          <table:table-cell table:style-name="ce96" office:value-type="string" calcext:value-type="string">
            <text:p>H/m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Henry?PerMeter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160" table:number-columns-repeated="2"/>
          <table:table-cell table:style-name="ce105"/>
        </table:table-row>
        <table:table-row table:style-name="ro1">
          <table:table-cell table:style-name="ce85" office:value-type="string" calcext:value-type="string">
            <text:p>// newton per square ampere [ N / A2 ]</text:p>
          </table:table-cell>
          <table:table-cell table:style-name="ce101"/>
          <table:table-cell table:style-name="ce104" table:number-columns-repeated="2"/>
          <table:table-cell table:style-name="ce98" table:number-columns-repeated="5"/>
          <table:table-cell table:style-name="ce183"/>
        </table:table-row>
        <table:table-row table:style-name="ro1">
          <table:table-cell table:style-name="ce83" office:value-type="string" calcext:value-type="string">
            <text:p>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main definition [ N/A2 ] = [ N ] / [ A2 ]</text:p>
          </table:table-cell>
          <table:table-cell table:style-name="ce96" office:value-type="string" calcext:value-type="string">
            <text:p>newton per square ampere</text:p>
          </table:table-cell>
          <table:table-cell table:style-name="ce96" office:value-type="string" calcext:value-type="string">
            <text:p>N/A2</text:p>
          </table:table-cell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Ampere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alternative definition [ N/A2 ] = [ N/A ] / [ A ]</text:p>
          </table:table-cell>
          <table:table-cell table:style-name="ce96" table:number-columns-repeated="2"/>
          <table:table-cell table:style-name="ce160" table:number-columns-repeated="2"/>
          <table:table-cell table:style-name="ce105"/>
        </table:table-row>
        <table:table-row table:style-name="ro1">
          <table:table-cell table:style-name="ce83" office:value-type="string" calcext:value-type="string">
            <text:p>TNewton?PerSquareAmpere</text:p>
          </table:table-cell>
          <table:table-cell table:style-name="ce96" office:value-type="string" calcext:value-type="string">
            <text:p>: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160" table:number-columns-repeated="2"/>
          <table:table-cell table:style-name="ce105"/>
        </table:table-row>
        <table:table-row table:style-name="ro1" table:number-rows-repeated="1048019">
          <table:table-cell table:number-columns-repeated="10"/>
        </table:table-row>
        <table:table-row table:style-name="ro2" table:number-rows-repeated="82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2T15:58:09.004000000</dc:date>
    <meta:editing-duration>P1DT14H55M10S</meta:editing-duration>
    <meta:editing-cycles>1169</meta:editing-cycles>
    <meta:generator>LibreOffice/7.5.1.2$Windows_X86_64 LibreOffice_project/fcbaee479e84c6cd81291587d2ee68cba099e129</meta:generator>
    <meta:print-date>2023-03-25T21:17:20.703000000</meta:print-date>
    <meta:document-statistic meta:table-count="1" meta:cell-count="2496" meta:object-count="0"/>
  </office:meta>
</office:document-meta>
</file>